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application/vnd.sun.star.oleobject" manifest:full-path="Object 41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star.oleobject" manifest:full-path="Object 43"/>
  <manifest:file-entry manifest:media-type="application/vnd.sun.star.oleobject" manifest:full-path="Object 44"/>
  <manifest:file-entry manifest:media-type="application/vnd.sun.star.oleobject" manifest:full-path="Object 45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binary" manifest:full-path="layout-cache"/>
  <manifest:file-entry manifest:media-type="text/xml" manifest:full-path="content.xml"/>
  <manifest:file-entry manifest:media-type="application/vnd.sun.star.oleobject" manifest:full-path="Object 52"/>
  <manifest:file-entry manifest:media-type="application/vnd.sun.star.oleobject" manifest:full-path="Object 53"/>
  <manifest:file-entry manifest:media-type="application/vnd.sun.star.oleobject" manifest:full-path="Object 54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application/vnd.sun.star.oleobject" manifest:full-path="Object 10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star.oleobject" manifest:full-path="Object 14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star.oleobject" manifest:full-path="Object 16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vnd.sun.star.oleobject" manifest:full-path="Object 18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star.oleobject" manifest:full-path="Object 20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star.oleobject" manifest:full-path="Object 5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application/vnd.sun.star.oleobject" manifest:full-path="Object 7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0.751cm"/>
    </style:style>
    <style:style style:name="Таблица3.B" style:family="table-column">
      <style:table-column-properties style:column-width="7.5cm"/>
    </style:style>
    <style:style style:name="Таблица3.C" style:family="table-column">
      <style:table-column-properties style:column-width="3.75cm"/>
    </style:style>
    <style:style style:name="Таблица3.D" style:family="table-column">
      <style:table-column-properties style:column-width="5.001cm"/>
    </style:style>
    <style:style style:name="Таблица3.1" style:family="table-row">
      <style:table-row-properties style:min-row-height="0.72cm"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0.651cm" style:keep-together="true" fo:keep-together="auto"/>
    </style:style>
    <style:style style:name="Таблица3.3" style:family="table-row">
      <style:table-row-properties style:keep-together="true" fo:keep-together="auto"/>
    </style:style>
    <style:style style:name="Таблица3.4" style:family="table-row">
      <style:table-row-properties style:min-row-height="0.612cm" style:keep-together="true" fo:keep-together="auto"/>
    </style:style>
    <style:style style:name="Таблица3.7" style:family="table-row">
      <style:table-row-properties style:min-row-height="1.071cm" style:keep-together="true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166cm" style:rel-column-width="19916*"/>
    </style:style>
    <style:style style:name="Таблица1.B" style:family="table-column">
      <style:table-column-properties style:column-width="1.914cm" style:rel-column-width="7377*"/>
    </style:style>
    <style:style style:name="Таблица1.C" style:family="table-column">
      <style:table-column-properties style:column-width="3.327cm" style:rel-column-width="12824*"/>
    </style:style>
    <style:style style:name="Таблица1.D" style:family="table-column">
      <style:table-column-properties style:column-width="2.679cm" style:rel-column-width="10328*"/>
    </style:style>
    <style:style style:name="Таблица1.E" style:family="table-column">
      <style:table-column-properties style:column-width="3.914cm" style:rel-column-width="1509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05cm" fo:margin-left="0.074cm" fo:margin-right="0.021cm" table:align="margins" style:writing-mode="lr-tb"/>
    </style:style>
    <style:style style:name="Таблица2.A" style:family="table-column">
      <style:table-column-properties style:column-width="4.434cm" style:rel-column-width="17190*"/>
    </style:style>
    <style:style style:name="Таблица2.B" style:family="table-column">
      <style:table-column-properties style:column-width="2.131cm" style:rel-column-width="8260*"/>
    </style:style>
    <style:style style:name="Таблица2.C" style:family="table-column">
      <style:table-column-properties style:column-width="2.649cm" style:rel-column-width="10270*"/>
    </style:style>
    <style:style style:name="Таблица2.D" style:family="table-column">
      <style:table-column-properties style:column-width="2.766cm" style:rel-column-width="10721*"/>
    </style:style>
    <style:style style:name="Таблица2.E" style:family="table-column">
      <style:table-column-properties style:column-width="2.477cm" style:rel-column-width="9600*"/>
    </style:style>
    <style:style style:name="Таблица2.F" style:family="table-column">
      <style:table-column-properties style:column-width="2.448cm" style:rel-column-width="9494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49cm" style:keep-together="true" fo:keep-together="auto"/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2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2.F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2.3" style:family="table-row">
      <style:table-row-properties style:min-row-height="1.376cm" style:keep-together="true" fo:keep-together="auto"/>
    </style:style>
    <style:style style:name="Таблица2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.B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.C3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2.F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B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C4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F4" style:family="table-cell" style:data-style-name="N0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.5" style:family="table-row">
      <style:table-row-properties style:min-row-height="0.794cm" style:keep-together="true" fo:keep-together="auto"/>
    </style:style>
    <style:style style:name="Таблица2.6" style:family="table-row">
      <style:table-row-properties style:min-row-height="1.64cm" style:keep-together="true" fo:keep-together="auto"/>
    </style:style>
    <style:style style:name="Таблица2.F6" style:family="table-cell" style:data-style-name="N0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Таблица2.C8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2.F8" style:family="table-cell" style:data-style-name="N0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2.10" style:family="table-row">
      <style:table-row-properties style:min-row-height="1.323cm" style:keep-together="true" fo:keep-together="auto"/>
    </style:style>
    <style:style style:name="P1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2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fo:hyphenate="false" fo:hyphenation-remain-char-count="2" fo:hyphenation-push-char-count="2"/>
    </style:style>
    <style:style style:name="P3" style:family="paragraph" style:parent-style-name="Text_20_body">
      <style:paragraph-properties fo:margin-left="0cm" fo:margin-right="0cm" fo:margin-top="0.266cm" fo:margin-bottom="0cm" fo:text-align="center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/>
    </style:style>
    <style:style style:name="P4" style:family="paragraph" style:parent-style-name="Text_20_body">
      <style:paragraph-properties fo:margin-left="0cm" fo:margin-right="0cm" fo:margin-top="0.266cm" fo:margin-bottom="0cm" fo:text-align="center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.266cm" fo:margin-bottom="0cm" fo:text-align="start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Body_20_Text_20_2">
      <style:paragraph-properties fo:margin-left="0cm" fo:margin-right="0cm" fo:text-align="start" style:justify-single-word="false" fo:text-indent="0cm" style:auto-text-indent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Заголовок_20_31">
      <style:paragraph-properties fo:margin-left="0cm" fo:margin-right="0cm" fo:margin-top="0.847cm" fo:margin-bottom="0cm" fo:text-indent="0cm" style:auto-text-indent="false"/>
      <style:text-properties fo:letter-spacing="0.035cm"/>
    </style:style>
    <style:style style:name="P15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/>
    </style:style>
    <style:style style:name="P16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7" style:family="paragraph" style:parent-style-name="Body_20_Text_20_2">
      <style:paragraph-properties fo:margin-left="0cm" fo:margin-right="0cm" fo:margin-top="0.266cm" fo:margin-bottom="0cm" fo:text-align="start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DejaVu Sans Mono" fo:font-size="10.5pt" fo:letter-spacing="-0.014cm" fo:font-style="normal" fo:font-weight="normal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/>
    </style:style>
    <style:style style:name="P21" style:family="paragraph" style:parent-style-name="Body_20_Text_20_2">
      <style:paragraph-properties fo:text-align="center" style:justify-single-word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22" style:family="paragraph" style:parent-style-name="Text_20_body_20_indent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 style:snap-to-layout-grid="false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9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3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1" style:family="paragraph" style:parent-style-name="Standard">
      <style:paragraph-properties fo:text-align="justify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style:font-size-asian="14pt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/>
    </style:style>
    <style:style style:name="P4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size="14pt" style:font-size-asian="14pt"/>
    </style:style>
    <style:style style:name="P43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fo:language="zxx" fo:country="none" style:font-size-asian="14pt" style:language-asian="zxx" style:country-asian="none"/>
    </style:style>
    <style:style style:name="P44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45" style:family="paragraph" style:parent-style-name="Standard">
      <style:paragraph-properties fo:margin-left="0cm" fo:margin-right="0cm" fo:margin-top="0cm" fo:margin-bottom="0.212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margin-left="0cm" fo:margin-right="0cm" fo:text-align="justify" style:justify-single-word="false" fo:text-indent="0.951cm" style:auto-text-indent="false"/>
    </style:style>
    <style:style style:name="P47" style:family="paragraph" style:parent-style-name="Standard">
      <style:paragraph-properties fo:margin-left="0cm" fo:margin-right="0cm" fo:text-align="justify" style:justify-single-word="false" fo:text-indent="0.951cm" style:auto-text-indent="false">
        <style:tab-stops>
          <style:tab-stop style:position="-4.501cm"/>
          <style:tab-stop style:position="-4.251cm"/>
          <style:tab-stop style:position="-4.001cm"/>
          <style:tab-stop style:position="-3.752cm"/>
          <style:tab-stop style:position="1.251cm"/>
        </style:tab-stops>
      </style:paragraph-properties>
    </style:style>
    <style:style style:name="P48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fo:font-weight="normal" style:font-weight-asian="normal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Times New Roman" fo:font-weight="normal" style:font-weight-asian="normal" style:font-weight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/>
    </style:style>
    <style:style style:name="P53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fo:font-size="14pt" style:font-size-asian="14pt" style:font-size-complex="14pt"/>
    </style:style>
    <style:style style:name="P54" style:family="paragraph" style:parent-style-name="Standard">
      <style:paragraph-properties fo:margin-left="0.951cm" fo:margin-right="0cm" fo:text-align="center" style:justify-single-word="false" fo:text-indent="0cm" style:auto-text-indent="false"/>
    </style:style>
    <style:style style:name="P5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6" style:family="paragraph" style:parent-style-name="Standard">
      <style:paragraph-properties fo:margin-left="0cm" fo:margin-right="0cm" fo:text-align="justify" style:justify-single-word="false" fo:hyphenation-ladder-count="no-limit" fo:text-indent="1.27cm" style:auto-text-indent="false"/>
      <style:text-properties fo:hyphenate="false" fo:hyphenation-remain-char-count="2" fo:hyphenation-push-char-count="2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8" style:family="paragraph" style:parent-style-name="Standard">
      <style:paragraph-properties fo:margin-left="0.076cm" fo:margin-right="0.025cm" fo:margin-top="0.266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letter-spacing="-0.014cm" style:font-size-asian="14pt" style:font-size-complex="14pt" style:font-style-complex="italic"/>
    </style:style>
    <style:style style:name="P59" style:family="paragraph" style:parent-style-name="Standard">
      <style:paragraph-properties fo:margin-left="0cm" fo:margin-right="0.025cm" fo:margin-top="0.266cm" fo:margin-bottom="0cm" fo:text-align="justify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style:font-size-asian="14pt" style:font-size-complex="14pt"/>
    </style:style>
    <style:style style:name="P60" style:family="paragraph" style:parent-style-name="Text_20_body">
      <style:paragraph-properties fo:margin-top="0cm" fo:margin-bottom="0cm" fo:text-align="start" style:justify-single-word="false" style:snap-to-layout-grid="false"/>
      <style:text-properties style:font-size-complex="14pt"/>
    </style:style>
    <style:style style:name="P61" style:family="paragraph" style:parent-style-name="Text_20_body">
      <style:paragraph-properties fo:margin-top="0cm" fo:margin-bottom="0cm" fo:text-align="start" style:justify-single-word="false" style:snap-to-layout-grid="false"/>
    </style:style>
    <style:style style:name="P62" style:family="paragraph" style:parent-style-name="Text_20_body">
      <style:paragraph-properties fo:margin-top="0cm" fo:margin-bottom="0cm" fo:text-align="start" style:justify-single-word="false" style:snap-to-layout-grid="false">
        <style:tab-stops>
          <style:tab-stop style:position="0.561cm"/>
          <style:tab-stop style:position="1.06cm"/>
          <style:tab-stop style:position="1.561cm"/>
        </style:tab-stops>
      </style:paragraph-properties>
      <style:text-properties fo:font-style="italic" style:font-style-asian="italic" style:font-size-complex="14pt"/>
    </style:style>
    <style:style style:name="P63" style:family="paragraph" style:parent-style-name="Text_20_body">
      <style:paragraph-properties fo:margin-top="0cm" fo:margin-bottom="0cm" fo:text-align="start" style:justify-single-word="false" style:snap-to-layout-grid="false"/>
      <style:text-properties fo:font-style="italic" fo:background-color="#ffff00" style:font-style-asian="italic" style:font-size-complex="14pt"/>
    </style:style>
    <style:style style:name="P64" style:family="paragraph" style:parent-style-name="Text_20_body">
      <style:paragraph-properties fo:margin-left="0cm" fo:margin-right="-0.176cm" fo:margin-top="0cm" fo:margin-bottom="0cm" fo:text-align="start" style:justify-single-word="false" fo:text-indent="0cm" style:auto-text-indent="false" style:snap-to-layout-grid="false"/>
      <style:text-properties style:font-size-complex="14pt"/>
    </style:style>
    <style:style style:name="P65" style:family="paragraph" style:parent-style-name="Text_20_body">
      <style:paragraph-properties fo:margin-top="0.141cm" fo:margin-bottom="0cm" fo:text-align="start" style:justify-single-word="false" style:snap-to-layout-grid="false"/>
      <style:text-properties style:font-size-complex="14pt"/>
    </style:style>
    <style:style style:name="P66" style:family="paragraph" style:parent-style-name="Text_20_body">
      <style:paragraph-properties fo:margin-top="0.141cm" fo:margin-bottom="0cm" fo:text-align="start" style:justify-single-word="false" style:snap-to-layout-grid="false"/>
    </style:style>
    <style:style style:name="P67" style:family="paragraph" style:parent-style-name="Обычный1">
      <style:paragraph-properties fo:line-height="100%" fo:text-align="center" style:justify-single-word="false"/>
      <style:text-properties fo:font-size="14pt" fo:language="ru" fo:country="RU" style:font-size-asian="14pt"/>
    </style:style>
    <style:style style:name="P68" style:family="paragraph" style:parent-style-name="Обычный1">
      <style:paragraph-properties fo:line-height="0.635cm" fo:text-align="center" style:justify-single-word="false" fo:orphans="0" fo:widows="0"/>
      <style:text-properties fo:font-size="14pt" fo:language="ru" fo:country="RU" style:font-size-asian="14pt"/>
    </style:style>
    <style:style style:name="P69" style:family="paragraph" style:parent-style-name="Обычный1">
      <style:paragraph-properties fo:line-height="0.776cm"/>
      <style:text-properties fo:font-size="14pt" fo:language="ru" fo:country="RU" style:font-size-asian="14pt"/>
    </style:style>
    <style:style style:name="P70" style:family="paragraph" style:parent-style-name="Обычный1">
      <style:paragraph-properties fo:line-height="0.776cm" fo:text-align="center" style:justify-single-word="false"/>
      <style:text-properties fo:font-size="14pt" fo:language="ru" fo:country="RU" style:font-size-asian="14pt"/>
    </style:style>
    <style:style style:name="P71" style:family="paragraph" style:parent-style-name="Обычный1">
      <style:paragraph-properties fo:line-height="0.459cm" fo:text-align="center" style:justify-single-word="false" fo:orphans="0" fo:widows="0"/>
      <style:text-properties fo:font-size="14pt" fo:language="ru" fo:country="RU" style:font-size-asian="14pt" style:font-size-complex="14pt"/>
    </style:style>
    <style:style style:name="P72" style:family="paragraph" style:parent-style-name="Обычный1">
      <style:paragraph-properties fo:line-height="0.635cm" fo:text-align="center" style:justify-single-word="false" fo:orphans="0" fo:widows="0"/>
    </style:style>
    <style:style style:name="P73" style:family="paragraph" style:parent-style-name="Обычный1">
      <style:paragraph-properties fo:margin-left="0cm" fo:margin-right="-0.101cm" fo:line-height="100%" fo:text-align="start" style:justify-single-word="false" fo:orphans="0" fo:widows="0" fo:text-indent="0cm" style:auto-text-indent="false"/>
      <style:text-properties fo:language="ru" fo:country="RU" fo:font-style="italic" fo:background-color="#ffff00" style:font-style-asian="italic"/>
    </style:style>
    <style:style style:name="P74" style:family="paragraph" style:parent-style-name="Обычный1">
      <style:paragraph-properties fo:margin-left="1.27cm" fo:margin-right="0cm" fo:line-height="0.776cm" fo:text-indent="0.981cm" style:auto-text-indent="false"/>
      <style:text-properties fo:font-size="14pt" fo:language="ru" fo:country="RU" style:font-size-asian="14pt"/>
    </style:style>
    <style:style style:name="P75" style:family="paragraph" style:parent-style-name="Обычный1">
      <style:paragraph-properties fo:margin-left="10.502cm" fo:margin-right="0cm" fo:margin-top="0.529cm" fo:margin-bottom="0cm" fo:line-height="110%" fo:text-align="end" style:justify-single-word="false" fo:orphans="0" fo:widows="0" fo:text-indent="0cm" style:auto-text-indent="false"/>
    </style:style>
    <style:style style:name="P76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>
        <style:tab-stops>
          <style:tab-stop style:position="-3.501cm"/>
        </style:tab-stops>
      </style:paragraph-properties>
    </style:style>
    <style:style style:name="P77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/>
      <style:text-properties fo:font-size="14pt" fo:language="ru" fo:country="RU" style:font-size-asian="14pt"/>
    </style:style>
    <style:style style:name="P78" style:family="paragraph" style:parent-style-name="Обычный1">
      <style:paragraph-properties fo:margin-left="2.251cm" fo:margin-right="2.648cm" fo:line-height="0.847cm" fo:text-align="center" style:justify-single-word="false" fo:orphans="0" fo:widows="0" fo:text-indent="0cm" style:auto-text-indent="false"/>
      <style:text-properties fo:font-size="18pt" fo:language="ru" fo:country="RU" style:font-size-asian="18pt"/>
    </style:style>
    <style:style style:name="P79" style:family="paragraph" style:parent-style-name="Обычный1">
      <style:paragraph-properties fo:margin-left="0cm" fo:margin-right="0.099cm" fo:line-height="100%" fo:text-indent="0cm" style:auto-text-indent="false">
        <style:tab-stops>
          <style:tab-stop style:position="13.002cm"/>
        </style:tab-stops>
      </style:paragraph-properties>
      <style:text-properties fo:language="ru" fo:country="RU"/>
    </style:style>
    <style:style style:name="P80" style:family="paragraph" style:parent-style-name="Обычный1">
      <style:paragraph-properties fo:line-height="0.847cm" fo:text-align="center" style:justify-single-word="false" fo:orphans="0" fo:widows="0" fo:background-color="transparent">
        <style:background-image/>
      </style:paragraph-properties>
      <style:text-properties fo:background-color="#ffffff"/>
    </style:style>
    <style:style style:name="P81" style:family="paragraph" style:parent-style-name="Обычный1">
      <style:paragraph-properties fo:margin-top="0.423cm" fo:margin-bottom="0cm" fo:line-height="120%" fo:text-align="center" style:justify-single-word="false" fo:background-color="transparent">
        <style:tab-stops>
          <style:tab-stop style:position="13.002cm"/>
        </style:tab-stops>
        <style:background-image/>
      </style:paragraph-properties>
      <style:text-properties fo:font-size="14pt" fo:language="ru" fo:country="RU" fo:font-weight="bold" fo:background-color="#ffffff" style:font-size-asian="14pt" style:font-weight-asian="bold"/>
    </style:style>
    <style:style style:name="P82" style:family="paragraph" style:parent-style-name="Heading_20_1">
      <style:paragraph-properties fo:text-align="start" style:justify-single-word="false"/>
    </style:style>
    <style:style style:name="P83" style:family="paragraph" style:parent-style-name="Heading_20_1">
      <style:paragraph-properties fo:margin-top="0.212cm" fo:margin-bottom="0cm"/>
    </style:style>
    <style:style style:name="P84" style:family="paragraph" style:parent-style-name="Heading_20_2">
      <style:paragraph-properties fo:text-align="start" style:justify-single-word="false"/>
    </style:style>
    <style:style style:name="P8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86" style:family="paragraph" style:parent-style-name="Heading_20_3">
      <style:text-properties style:font-name="Arial" fo:font-size="14pt" style:font-size-asian="14pt" style:font-size-complex="14pt"/>
    </style:style>
    <style:style style:name="P87" style:family="paragraph" style:parent-style-name="Heading_20_3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89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Heading_20_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1" style:family="paragraph" style:parent-style-name="Обычный1" style:master-page-name="Standard">
      <style:paragraph-properties fo:line-height="100%" fo:text-align="center" style:justify-single-word="false" style:page-number="auto"/>
      <style:text-properties fo:font-size="14pt" fo:language="ru" fo:country="RU" style:font-size-asian="14pt"/>
    </style:style>
    <style:style style:name="P92" style:family="paragraph" style:parent-style-name="Standard" style:list-style-name="L1">
      <style:paragraph-properties fo:text-align="justify" style:justify-single-word="false"/>
    </style:style>
    <style:style style:name="P93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etter-spacing="-0.014cm" style:font-size-asian="14pt" style:font-size-complex="14pt" style:font-style-complex="italic"/>
    </style:style>
    <style:style style:name="T5" style:family="text">
      <style:text-properties fo:font-size="14pt" fo:letter-spacing="-0.014cm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style:font-size-asian="14pt" style:language-asian="zxx" style:country-asian="none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fo:font-style="italic" style:font-size-asian="14pt" style:font-style-asian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ize="14pt" style:font-size-asian="14pt"/>
    </style:style>
    <style:style style:name="T14" style:family="text">
      <style:text-properties style:text-position="sub 58%" fo:font-size="14pt" style:font-size-asian="14pt" style:font-size-complex="14pt"/>
    </style:style>
    <style:style style:name="T15" style:family="text">
      <style:text-properties style:text-position="sub 58%" fo:font-size="14pt" fo:letter-spacing="-0.014cm" style:font-size-asian="14pt" style:font-size-complex="14pt" style:font-style-complex="italic"/>
    </style:style>
    <style:style style:name="T16" style:family="text">
      <style:text-properties style:text-position="sub 58%" fo:font-size="14pt" fo:letter-spacing="-0.014cm" fo:font-style="normal" style:font-size-asian="14pt" style:font-style-asian="normal" style:font-size-complex="14pt" style:font-style-complex="normal"/>
    </style:style>
    <style:style style:name="T17" style:family="text">
      <style:text-properties style:text-position="sub 58%" fo:font-size="18pt" fo:language="en" fo:country="US" style:font-size-asian="18pt"/>
    </style:style>
    <style:style style:name="T18" style:family="text">
      <style:text-properties style:text-position="sub 58%" fo:font-size="18pt" style:font-size-asian="18pt"/>
    </style:style>
    <style:style style:name="T19" style:family="text">
      <style:text-properties style:text-position="sub 58%" fo:language="en" fo:country="US"/>
    </style:style>
    <style:style style:name="T20" style:family="text">
      <style:text-properties style:text-position="sub 58%" style:font-name="Times New Roman" fo:font-size="14pt" fo:letter-spacing="-0.014cm" fo:font-style="normal" style:font-size-asian="14pt" style:font-style-asian="normal" style:font-size-complex="14pt" style:font-style-complex="normal"/>
    </style:style>
    <style:style style:name="T21" style:family="text">
      <style:text-properties style:text-position="sub 58%" style:font-name="Times New Roman" fo:font-size="14pt" fo:letter-spacing="-0.014cm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text-position="sub 58%"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font-size-complex="14pt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27" style:family="text">
      <style:text-properties style:font-name="Times New Roman" fo:font-size="14pt" fo:letter-spacing="-0.014cm" fo:font-style="normal" style:font-size-asian="14pt" style:font-style-asian="normal" style:font-size-complex="14pt" style:font-style-complex="normal"/>
    </style:style>
    <style:style style:name="T28" style:family="text"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30" style:family="text">
      <style:text-properties fo:font-size="18pt" style:font-size-asian="18pt"/>
    </style:style>
    <style:style style:name="T31" style:family="text">
      <style:text-properties fo:color="#000000" fo:font-size="14pt" style:font-size-asian="14pt" style:font-size-complex="14pt"/>
    </style:style>
    <style:style style:name="T32" style:family="text">
      <style:text-properties style:font-size-complex="14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31cm" draw:visible-area-height="1.308cm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448cm" draw:visible-area-height="1.308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448cm" draw:visible-area-height="1.096cm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89cm" draw:visible-area-height="1.273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4cm" draw:visible-area-height="1.273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4cm" draw:visible-area-height="1.378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9.139cm" draw:visible-area-height="0.673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848cm" draw:visible-area-height="1.378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cm" draw:visible-area-height="0.779cm"/>
    </style:style>
    <style:style style:name="fr1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cm" draw:visible-area-height="1.343cm"/>
    </style:style>
    <style:style style:name="fr1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07cm" draw:visible-area-height="0.673cm"/>
    </style:style>
    <style:style style:name="fr1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6cm" draw:visible-area-height="1.202cm"/>
    </style:style>
    <style:style style:name="fr1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532cm" draw:visible-area-height="0.426cm"/>
    </style:style>
    <style:style style:name="fr1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825cm" draw:visible-area-height="0.673cm"/>
    </style:style>
    <style:style style:name="fr1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cm" draw:visible-area-height="1.343cm"/>
    </style:style>
    <style:style style:name="fr1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131cm" draw:visible-area-height="0.849cm"/>
    </style:style>
    <style:style style:name="fr1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cm" draw:visible-area-height="2.19cm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Министерство образования Рес<text:bookmark-start text:name="OCRUncertain001"/>п<text:bookmark-end text:name="OCRUncertain001"/>ублики Беларусь</text:p>
      <text:p text:style-name="P67"/>
      <text:p text:style-name="P68">Учреждение образования</text:p>
      <text:p text:style-name="P72"><text:span text:style-name="T8">“</text:span><text:span text:style-name="T8">Белорусский государственный университет информатики и радиоэлектроники”</text:span></text:p>
      <text:p text:style-name="P70"/>
      <text:p text:style-name="P69">Факультет информационных технологий и управления</text:p>
      <text:p text:style-name="P69">Кафедра <text:bookmark-start text:name="OCRUncertain002"/>интеллектуальных информа<text:bookmark-end text:name="OCRUncertain002"/>ционных технологий</text:p>
      <text:p text:style-name="P74"/>
      <text:p text:style-name="P75"><text:span text:style-name="T11">К защите допустит</text:span><text:bookmark-start text:name="OCRUncertain003"/><text:span text:style-name="T11">ь </text:span><text:bookmark-end text:name="OCRUncertain003"/><text:span text:style-name="T11"><text:line-break/></text:span><text:span text:style-name="T8">Заведующий кафедрой</text:span></text:p>
      <text:p text:style-name="P76"><text:span text:style-name="T9">(</text:span><text:span text:style-name="T8"> В.В. Голенков </text:span><text:span text:style-name="T9">)</text:span></text:p>
      <text:p text:style-name="P77"/>
      <text:p text:style-name="P14"><text:bookmark-start text:name="OCRUncertain006"/></text:p>
      <text:p text:style-name="P36"><text:bookmark-end text:name="OCRUncertain006"/>Пояснительная записка</text:p>
      <text:p text:style-name="P27">к дипломному проекту</text:p>
      <text:p text:style-name="P27">на тему</text:p>
      <text:p text:style-name="P81">Система учета и управления электронными<text:line-break/>налоовыми декларациями</text:p>
      <text:p text:style-name="P80"><text:span text:style-name="T10">БГУИР</text:span><text:span text:style-name="T10"> ДП 1 – 40 03 01 01  0</text:span><text:span text:style-name="T10">24</text:span><text:span text:style-name="T10"> ПЗ</text:span></text:p>
      <text:p text:style-name="P7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columns-spanned="2" office:value-type="string">
            <text:p text:style-name="P60">Дипломник</text:p>
          </table:table-cell>
          <table:covered-table-cell/>
          <table:table-cell table:style-name="Таблица3.A1" office:value-type="string">
            <text:p text:style-name="P60"/>
          </table:table-cell>
          <table:table-cell table:style-name="Таблица3.A1" office:value-type="string">
            <text:p text:style-name="P61"><text:span text:style-name="T32">П.</text:span><text:span text:style-name="T24"> В</text:span><text:span text:style-name="T32">. Залунин.</text:span></text:p>
          </table:table-cell>
        </table:table-row>
        <table:table-row table:style-name="Таблица3.2">
          <table:table-cell table:style-name="Таблица3.A1" table:number-columns-spanned="2" office:value-type="string">
            <text:p text:style-name="P60">Руководитель</text:p>
          </table:table-cell>
          <table:covered-table-cell/>
          <table:table-cell table:style-name="Таблица3.A1" office:value-type="string">
            <text:p text:style-name="P64"/>
          </table:table-cell>
          <table:table-cell table:style-name="Таблица3.A1" office:value-type="string">
            <text:p text:style-name="P61"><text:span text:style-name="T32">П.</text:span><text:span text:style-name="T24"> Б</text:span><text:span text:style-name="T32">. Шульц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60">Консультанты:</text:p>
          </table:table-cell>
          <table:covered-table-cell/>
          <table:table-cell table:style-name="Таблица3.A1" office:value-type="string">
            <text:p text:style-name="P60"/>
          </table:table-cell>
          <table:table-cell table:style-name="Таблица3.A1" office:value-type="string">
            <text:p text:style-name="P60"/>
          </table:table-cell>
        </table:table-row>
        <table:table-row table:style-name="Таблица3.4">
          <table:table-cell table:style-name="Таблица3.A1" office:value-type="string">
            <text:p text:style-name="P62"><text:s text:c="3"/></text:p>
          </table:table-cell>
          <table:table-cell table:style-name="Таблица3.A1" office:value-type="string">
            <text:p text:style-name="P62">по специальности</text:p>
          </table:table-cell>
          <table:table-cell table:style-name="Таблица3.A1" office:value-type="string">
            <text:p text:style-name="P60"/>
          </table:table-cell>
          <table:table-cell table:style-name="Таблица3.A1" office:value-type="string">
            <text:p text:style-name="P61"><text:span text:style-name="T32">С.</text:span><text:span text:style-name="T24"> А</text:span><text:span text:style-name="T32">. Самодумкин</text:span></text:p>
          </table:table-cell>
        </table:table-row>
        <table:table-row table:style-name="Таблица3.4">
          <table:table-cell table:style-name="Таблица3.A1" office:value-type="string">
            <text:p text:style-name="P62"/>
          </table:table-cell>
          <table:table-cell table:style-name="Таблица3.A1" office:value-type="string">
            <text:p text:style-name="P62">по экономической части</text:p>
          </table:table-cell>
          <table:table-cell table:style-name="Таблица3.A1" office:value-type="string">
            <text:p text:style-name="P60"/>
          </table:table-cell>
          <table:table-cell table:style-name="Таблица3.A1" office:value-type="string">
            <text:p text:style-name="P61"><text:span text:style-name="T32">А.</text:span><text:span text:style-name="T24"> В</text:span><text:span text:style-name="T32">. Грицай</text:span></text:p>
          </table:table-cell>
        </table:table-row>
        <table:table-row table:style-name="Таблица3.4">
          <table:table-cell table:style-name="Таблица3.A1" office:value-type="string">
            <text:p text:style-name="P62"/>
          </table:table-cell>
          <table:table-cell table:style-name="Таблица3.A1" office:value-type="string">
            <text:p text:style-name="P62">по охране труда, экологической безопасности, ресурсо- и <text:s/>энергосбережению</text:p>
          </table:table-cell>
          <table:table-cell table:style-name="Таблица3.A1" office:value-type="string">
            <text:p text:style-name="P60"/>
          </table:table-cell>
          <table:table-cell table:style-name="Таблица3.A1" office:value-type="string">
            <text:p text:style-name="P61"><text:span text:style-name="T32">Д.</text:span><text:span text:style-name="T24"> </text:span><text:span text:style-name="T32">А. Мельниченко</text:span></text:p>
          </table:table-cell>
        </table:table-row>
        <table:table-row table:style-name="Таблица3.7">
          <table:table-cell table:style-name="Таблица3.A1" table:number-columns-spanned="2" office:value-type="string">
            <text:p text:style-name="P65">Нормоконтролер</text:p>
          </table:table-cell>
          <table:covered-table-cell/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6"><text:span text:style-name="T32">С.</text:span><text:span text:style-name="T24"> </text:span><text:span text:style-name="T32">А. Самодумкин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60">Рецензент</text:p>
          </table:table-cell>
          <table:covered-table-cell/>
          <table:table-cell table:style-name="Таблица3.A1" office:value-type="string">
            <text:p text:style-name="P60"/>
          </table:table-cell>
          <table:table-cell table:style-name="Таблица3.A1" office:value-type="string">
            <text:p text:style-name="P63"/>
          </table:table-cell>
        </table:table-row>
      </table:table>
      <text:p text:style-name="P79"/>
      <text:p text:style-name="P71"/>
      <text:p text:style-name="P71"/>
      <text:p text:style-name="P71"/>
      <text:p text:style-name="P71">Минск 2010</text:p>
      <text:p text:style-name="P73"/>
      <text:h text:style-name="P82" text:outline-level="1"><text:soft-page-break/>Технико-экономическое обоснование системы учета и управления электронными налоговыми декларациями.</text:h>
      <text:h text:style-name="P84" text:outline-level="2">1. Характеристика программного продукта</text:h>
      <text:p text:style-name="P23"><text:tab/>Разрабатываемое программное средство (ПС) представляет собой приложение, позволяющее вести учет и управление налоговыми декларациями. Система поддерживает 80 типов раличных деклараций, которые могут заполняться в автоматическом режиме ( для большинства деклараций, требуется минимально вмешательство пользователей ). После заполнения декларации могут быть отправлены на проверку в соответсвующие финансовые органы, что существенно облегчает процесс декларирования.</text:p>
      <text:p text:style-name="P23"><text:tab/>Разработанная система относится ко второй группе сложности. По степени новизны относится к группе «B» с коэффициентом 0,7. Данные приведены на состояние от 1 мая 2010 года.</text:p>
      <text:h text:style-name="P84" text:outline-level="2">2. Расчет стоимостной оценки затрат</text:h>
      <text:p text:style-name="P7"><text:tab/>Расчитаем основную заработную плату использнителей для раработанного ПС. <text:s/>Основная заработная плата расчитывается по формуле:</text:p>
      <text:p text:style-name="P9"><text:tab/><draw:frame draw:style-name="fr1" draw:name="Объект1" text:anchor-type="as-char" svg:width="4.057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где n — количество испольнителей</text:p>
      <text:p text:style-name="P38"><text:s text:c="6"/><text:span text:style-name="T23">T</text:span><text:span text:style-name="T12">Ч</text:span><text:span text:style-name="T19">i</text:span> – часовая тарифная ставка <text:span text:style-name="T23">i</text:span>-го исполнителя (руб.);</text:p>
      <text:p text:style-name="P8"><text:s text:c="16"/>Ф<text:span text:style-name="T12">Э</text:span><text:span text:style-name="T19">i</text:span> – эффективный фонд рабочего времени <text:span text:style-name="T23">i</text:span>-го исполнителя (дней)<text:tab/> <text:s text:c="25"/><text:tab/> <text:s text:c="5"/>Т<text:span text:style-name="T12">Ч</text:span> – количество часов работы в день (ч);</text:p>
      <text:p text:style-name="P8"><text:tab/> <text:s text:c="5"/>К – коэффициент премирования.</text:p>
      <text:p text:style-name="P8"/>
      <text:p text:style-name="P8"><text:tab/>В разработке будут участвовать два испольнителя (Таблица 1). <text:s/>Эффективный фонд рабочего времени для кажого испольнителя — 6 месяцев, или 132 рабочих дня. Количество часов работы в день — 8 часов. Коэффициент премирования — 1,3.</text:p>
      <text:p text:style-name="P8"/>
      <text:p text:style-name="P8">Таблица 1 — Разряды, ставки и тарифные коэффициенты работников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7">Наименование должности</text:p>
          </table:table-cell>
          <table:table-cell table:style-name="Таблица1.A1" office:value-type="string">
            <text:p text:style-name="P57">Разряд</text:p>
          </table:table-cell>
          <table:table-cell table:style-name="Таблица1.A1" office:value-type="string">
            <text:p text:style-name="P57">Тарифный коэффициент</text:p>
          </table:table-cell>
          <table:table-cell table:style-name="Таблица1.A1" office:value-type="string">
            <text:p text:style-name="P57">Месячная тарифная ставка</text:p>
          </table:table-cell>
          <table:table-cell table:style-name="Таблица1.E1" office:value-type="string">
            <text:p text:style-name="P57">Часовая тарифная ставка</text:p>
          </table:table-cell>
        </table:table-row>
        <table:table-row>
          <table:table-cell table:style-name="Таблица1.A2" office:value-type="string">
            <text:p text:style-name="P57">Инженер программист 1ой категории</text:p>
          </table:table-cell>
          <table:table-cell table:style-name="Таблица1.B2" office:value-type="float" office:value="14">
            <text:p text:style-name="P57">14</text:p>
          </table:table-cell>
          <table:table-cell table:style-name="Таблица1.B2" office:value-type="float" office:value="3.25">
            <text:p text:style-name="P57">3,25</text:p>
          </table:table-cell>
          <table:table-cell table:style-name="Таблица1.B2" office:value-type="float" office:value="750000">
            <text:p text:style-name="P57">750000</text:p>
          </table:table-cell>
          <table:table-cell table:style-name="Таблица1.E2" office:value-type="float" office:value="4264">
            <text:p text:style-name="P57">4264</text:p>
          </table:table-cell>
        </table:table-row>
        <table:table-row>
          <table:table-cell table:style-name="Таблица1.A2" office:value-type="string">
            <text:p text:style-name="P57">Инженер программист 2ой категории</text:p>
          </table:table-cell>
          <table:table-cell table:style-name="Таблица1.B2" office:value-type="float" office:value="11">
            <text:p text:style-name="P57">11</text:p>
          </table:table-cell>
          <table:table-cell table:style-name="Таблица1.B2" office:value-type="float" office:value="2.65">
            <text:p text:style-name="P57">2,65</text:p>
          </table:table-cell>
          <table:table-cell table:style-name="Таблица1.B2" office:value-type="float" office:value="500000">
            <text:p text:style-name="P57">500000</text:p>
          </table:table-cell>
          <table:table-cell table:style-name="Таблица1.E2" office:value-type="float" office:value="2840">
            <text:p text:style-name="P57">2840</text:p>
          </table:table-cell>
        </table:table-row>
      </table:table>
      <text:p text:style-name="P8"/>
      <text:p text:style-name="P7"/>
      <text:p text:style-name="P9"/>
      <text:p text:style-name="P9"><text:soft-page-break/><text:tab/><draw:frame draw:style-name="fr1" draw:name="Объект2" text:anchor-type="as-char" svg:width="6.713cm" svg:height="1.63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8"/>
      <text:p text:style-name="P38">Дополнительная заработная плата на конкретное ПС (З<text:span text:style-name="T12">Д</text:span><text:span text:style-name="T17">i</text:span>) включает выплаты, предусмотренные законодательством о труде (оплата отпусков, льготных часов, времени выполнения государственных обязанностей и других выплат, не связанных с основной деятельностью исполнителей), и определяется по нормативу в процентах к основной заработной плате:</text:p>
      <text:p text:style-name="P38"/>
      <text:p text:style-name="P39"><draw:frame draw:style-name="fr2" draw:name="Объект3" text:anchor-type="as-char" svg:width="2.928cm" svg:height="1.305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37"><text:span text:style-name="T1">где З</text:span><text:span text:style-name="T13">Д</text:span><text:span text:style-name="T17">i</text:span><text:span text:style-name="T13"> </text:span><text:span text:style-name="T1">– дополнительная заработная плата исполнителей на конкретное ПС (ден. ед.);</text:span></text:p>
      <text:p text:style-name="P37"><text:span text:style-name="T1"><text:s text:c="6"/>Н</text:span><text:span text:style-name="T13">Д</text:span><text:span text:style-name="T1"> – норматив дополнительной заработной платы рассчитывается 20%</text:span></text:p>
      <text:p text:style-name="P38"><text:s text:c="6"/>З<text:span text:style-name="T12">О</text:span> – основная заработная плата в целом по научной организации.</text:p>
      <text:p text:style-name="P38"/>
      <text:p text:style-name="P39"><draw:frame draw:style-name="fr1" draw:name="Объект4" text:anchor-type="as-char" svg:width="5.897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8"/>
      <text:p text:style-name="P37"><text:span text:style-name="T1"><text:s/>Отчисления в фонд социальной защиты населения (З</text:span><text:span text:style-name="T13">Сз</text:span><text:span text:style-name="T17">i</text:span><text:span text:style-name="T1">) определяются в соответствии с действующими законодательными актами по нормативу в процентном отношении к фонду основной и дополнительной зарплаты исполнителей, определенной по нормативу, установленному в целом по организации</text:span></text:p>
      <text:p text:style-name="P40"><draw:frame draw:style-name="fr3" draw:name="Объект5" text:anchor-type="as-char" svg:width="4.445cm" svg:height="1.305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<text:p text:style-name="P38">где Н<text:span text:style-name="T12">СЗ</text:span> – норматив отчислений в фонд социальной защиты населения, 35%.</text:p>
      <text:p text:style-name="P39"><draw:frame draw:style-name="fr1" draw:name="Объект6" text:anchor-type="as-char" svg:width="8.091cm" svg:height="1.01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8"/>
      <text:p text:style-name="P41">Отчисления на социальные нужды:</text:p>
      <text:p text:style-name="P40"><draw:frame draw:style-name="fr4" draw:name="Объект7" text:anchor-type="as-char" svg:width="4.445cm" svg:height="1.094cm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</text:p>
      <text:p text:style-name="P40"/>
      <text:p text:style-name="P38">где Нсоц – <text:s/>отчисления на социальные нужды, (35%).</text:p>
      <text:p text:style-name="P38"/>
      <text:p text:style-name="P39"><draw:frame draw:style-name="fr1" draw:name="Объект8" text:anchor-type="as-char" svg:width="8.31cm" svg:height="1.01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8"/>
      <text:p text:style-name="P38"/>
      <text:p text:style-name="P38">Расходы по статье «Спецоборудование» (Р<text:span text:style-name="T12">С</text:span><text:span text:style-name="T18">i</text:span>) включает затраты средств на приобретение вспомогательных специального назначения технических и <text:soft-page-break/>программных средств, необходимых для разработки конкретного ПС, включая расходы на их проектирование, изготовление, отладку, установку и эксплуатацию. Затраты по этой статье определяются в соответствии со сметой расходов, которая составляется перед разработкой ПС. Данная статья включается в смету расходов на разработку ПС в том случае, когда приобретаются специальное оборудование или специальные программы, предназначенные для разработки и создания только данного ПС. Так как при разработке данной ПС спец оборудования не требуется, </text:p>
      <text:p text:style-name="P9"><draw:frame draw:style-name="fr5" draw:name="Объект9" text:anchor-type="as-char" svg:y="-0.478cm" svg:width="1.946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8">Расходы по статье «Машинное время» (Р<text:span text:style-name="T12">М</text:span><text:span text:style-name="T17">i</text:span>) включают оплату машинного времени, необходимого для разработки и отладки ПС, которое определяется по нормативам (в машино-часах) на 100 строк исходного кода (Н<text:span text:style-name="T12">МВ</text:span>) машинного времени в зависимости от характера решаемых задач и типа ПЭВМ. </text:p>
      <text:p text:style-name="P39"><draw:frame draw:style-name="fr6" draw:name="Объект10" text:anchor-type="as-char" svg:width="4.586cm" svg:height="1.27cm" draw:z-index="8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p>
      <text:p text:style-name="P37"><text:span text:style-name="T1">где Ц</text:span><text:span text:style-name="T13">М</text:span><text:span text:style-name="T18">i</text:span><text:span text:style-name="T1"> – цена одного машино-часа (тыс.руб.);</text:span></text:p>
      <text:p text:style-name="P37"><text:span text:style-name="T1"><text:s text:c="6"/>V</text:span><text:span text:style-name="T13">О</text:span><text:span text:style-name="T18">i</text:span><text:span text:style-name="T1"> – общий объем ПС (строк исходного кода);</text:span></text:p>
      <text:p text:style-name="P38"><text:s text:c="3"/>Н<text:span text:style-name="T12">МВ</text:span> – норматив расхода машинного времени на отладку 100 строк исходного кода (машино-часов).</text:p>
      <text:p text:style-name="P39"><draw:frame draw:style-name="fr5" draw:name="Объект11" text:anchor-type="as-char" svg:y="-0.478cm" svg:width="2.589cm" svg:height="0.531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9"/>
      <text:p text:style-name="P39"><draw:frame draw:style-name="fr5" draw:name="Объект12" text:anchor-type="as-char" svg:y="-0.478cm" svg:width="5.547cm" svg:height="0.531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38"/>
      <text:p text:style-name="P37"><text:span text:style-name="T1">Расходов по статье «Научные командировки» (Р</text:span><text:span text:style-name="T13">Нк</text:span><text:span text:style-name="T18">i</text:span><text:span text:style-name="T1">) нет.</text:span></text:p>
      <text:p text:style-name="P41"/>
      <text:p text:style-name="P39"><text:tab/><text:tab/><draw:frame draw:style-name="fr5" draw:name="Объект13" text:anchor-type="as-char" svg:y="-0.478cm" svg:width="2.221cm" svg:height="0.531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8"/>
      <text:p text:style-name="P37"><text:span text:style-name="T1">Расходы по статье «Прочие затраты» (П</text:span><text:span text:style-name="T13">З</text:span><text:span text:style-name="T17">i</text:span><text:span text:style-name="T1">) на конкретное ПС включают затраты на приобретение и подготовку специальной научно-технической информации и специальной литературы. Определяются по нормативу, разрабатываемому в целом по научной организации, в процентах к основной заработной плате</text:span></text:p>
      <text:p text:style-name="P40"><draw:frame draw:style-name="fr7" draw:name="Объект14" text:anchor-type="as-char" svg:width="3.42cm" svg:height="1.27cm" draw:z-index="12"><draw:object-ole xlink:href="./Object 14" xlink:type="simple" xlink:show="embed" xlink:actuate="onLoad"/><draw:image xlink:href="./ObjectReplacements/Object 14" xlink:type="simple" xlink:show="embed" xlink:actuate="onLoad"/><svg:desc>OLE-объект</svg:desc></draw:frame></text:p>
      <text:p text:style-name="P40"/>
      <text:p text:style-name="P38">где Н<text:span text:style-name="T12">ПЗ</text:span> – норматив прочих затрат в целом по научной организации 20%.</text:p>
      <text:p text:style-name="P8"/>
      <text:p text:style-name="P39"><draw:frame draw:style-name="fr5" draw:name="Объект15" text:anchor-type="as-char" svg:y="-0.478cm" svg:width="6.006cm" svg:height="0.998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8"/>
      <text:p text:style-name="P37"><text:span text:style-name="T1">Затраты по статье «Накладные расходы» (Р</text:span><text:span text:style-name="T13">Н</text:span><text:span text:style-name="T17">i</text:span><text:span text:style-name="T1">), связанные с необходимостью содержания аппарата управления, вспомогательных хозяйств и </text:span><text:span text:style-name="T1">опытных (экспериментальных) производств, а также с расходами на </text:span><text:soft-page-break/><text:span text:style-name="T1">общехозяйственные нужды (Р</text:span><text:span text:style-name="T13">Н</text:span><text:span text:style-name="T17">i</text:span><text:span text:style-name="T1">), относятся на конкретное ПС по нормативу (Н</text:span><text:span text:style-name="T13">РН</text:span><text:span text:style-name="T1">) в процентном отношении к основной заработной плате исполнителей. Норматив устанавливается в целом по научной организации</text:span></text:p>
      <text:p text:style-name="P40"><draw:frame draw:style-name="fr8" draw:name="Объект16" text:anchor-type="as-char" svg:width="3.42cm" svg:height="1.376cm" draw:z-index="14"><draw:object-ole xlink:href="./Object 16" xlink:type="simple" xlink:show="embed" xlink:actuate="onLoad"/><draw:image xlink:href="./ObjectReplacements/Object 16" xlink:type="simple" xlink:show="embed" xlink:actuate="onLoad"/><svg:desc>OLE-объект</svg:desc></draw:frame></text:p>
      <text:p text:style-name="P38">Где Н<text:span text:style-name="T12">РН</text:span> – норматив накладных расходов в целом по научной организации 50%.</text:p>
      <text:p text:style-name="P39"><draw:frame draw:style-name="fr5" draw:name="Объект17" text:anchor-type="as-char" svg:y="-0.478cm" svg:width="5.939cm" svg:height="0.998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38"/>
      <text:p text:style-name="P37"><text:span text:style-name="T1">Общая сумма расходов по всем статьям сметы (С</text:span><text:span text:style-name="T13">Р</text:span><text:span text:style-name="T17">i</text:span><text:span text:style-name="T1">) на ПС рассчитывается по формуле</text:span></text:p>
      <text:p text:style-name="P39"><draw:frame draw:style-name="fr9" draw:name="Объект18" text:anchor-type="as-char" svg:width="9.135cm" svg:height="0.67cm" draw:z-index="16"><draw:object-ole xlink:href="./Object 18" xlink:type="simple" xlink:show="embed" xlink:actuate="onLoad"/><draw:image xlink:href="./ObjectReplacements/Object 18" xlink:type="simple" xlink:show="embed" xlink:actuate="onLoad"/><svg:desc>OLE-объект</svg:desc></draw:frame></text:p>
      <text:p text:style-name="P39"/>
      <text:p text:style-name="P39"><draw:frame draw:style-name="fr5" draw:name="Объект19" text:anchor-type="as-char" svg:y="-0.478cm" svg:width="8.874cm" svg:height="1.02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9"/>
      <text:p text:style-name="P37"><text:span text:style-name="T1">Кроме того, организация-разработчик осуществляет затраты на сопровождение и адаптацию ПС (Р</text:span><text:span text:style-name="T13">СА</text:span><text:span text:style-name="T17">i</text:span><text:span text:style-name="T1">), которые определяются по нормативу (Н</text:span><text:span text:style-name="T13">РСА</text:span><text:span text:style-name="T1">)</text:span></text:p>
      <text:p text:style-name="P40"><draw:frame draw:style-name="fr10" draw:name="Объект20" text:anchor-type="as-char" svg:width="3.845cm" svg:height="1.376cm" draw:z-index="19"><draw:object-ole xlink:href="./Object 20" xlink:type="simple" xlink:show="embed" xlink:actuate="onLoad"/><draw:image xlink:href="./ObjectReplacements/Object 20" xlink:type="simple" xlink:show="embed" xlink:actuate="onLoad"/><svg:desc>OLE-объект</svg:desc></draw:frame></text:p>
      <text:p text:style-name="P38">где Н<text:span text:style-name="T12">рас</text:span> – норматив расходов на сопровождение и адаптацию - 10%.</text:p>
      <text:p text:style-name="P39"/>
      <text:p text:style-name="P39"><draw:frame draw:style-name="fr5" draw:name="Объект21" text:anchor-type="as-char" svg:y="-0.478cm" svg:width="6.269cm" svg:height="0.998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43"/>
      <text:p text:style-name="P44"><text:span text:style-name="T1">Общая сумма расходов на разработку (с затратами на сопровождение и адаптацию) как полная себестоимость ПС (С</text:span><text:span text:style-name="T13">П</text:span><text:span text:style-name="T1">) определяется по формуле</text:span></text:p>
      <text:p text:style-name="P40"><draw:frame draw:style-name="fr11" draw:name="Объект23" text:anchor-type="as-char" svg:width="3.528cm" svg:height="0.776cm" draw:z-index="22"><draw:object-ole xlink:href="./Object 23" xlink:type="simple" xlink:show="embed" xlink:actuate="onLoad"/><draw:image xlink:href="./ObjectReplacements/Object 23" xlink:type="simple" xlink:show="embed" xlink:actuate="onLoad"/><svg:desc>OLE-объект</svg:desc></draw:frame></text:p>
      <text:p text:style-name="P40"/>
      <text:p text:style-name="P39"><draw:frame draw:style-name="fr5" draw:name="Объект25" text:anchor-type="as-char" svg:y="-0.478cm" svg:width="7.43cm" svg:height="0.531cm" draw:z-index="23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0"/>
      <text:p text:style-name="P22">Прибыль программный продукт рассчитывается по формуле</text:p>
      <text:p text:style-name="P40"><draw:frame draw:style-name="fr12" draw:name="Объект24" text:anchor-type="as-char" svg:width="3.528cm" svg:height="1.341cm" draw:z-index="24"><draw:object-ole xlink:href="./Object 24" xlink:type="simple" xlink:show="embed" xlink:actuate="onLoad"/><draw:image xlink:href="./ObjectReplacements/Object 24" xlink:type="simple" xlink:show="embed" xlink:actuate="onLoad"/></draw:frame></text:p>
      <text:p text:style-name="P40"/>
      <text:p text:style-name="P39"><draw:frame draw:style-name="fr5" draw:name="Объект26" text:anchor-type="as-char" svg:y="-0.478cm" svg:width="6.343cm" svg:height="0.998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44"><text:span text:style-name="T1">где П</text:span><text:span text:style-name="T13">пс</text:span><text:span text:style-name="T17">i</text:span><text:span text:style-name="T1"> – прибыль от реализации ПС заказчику (тыс.руб.);</text:span></text:p>
      <text:p text:style-name="P44"><text:span text:style-name="T1"><text:s text:c="6"/>У</text:span><text:span text:style-name="T13">Рп</text:span><text:span text:style-name="T17">i</text:span><text:span text:style-name="T1"> – уровень рентабельности ПС 30%;</text:span></text:p>
      <text:p text:style-name="P44"><text:span text:style-name="T1"><text:s text:c="6"/>С</text:span><text:span text:style-name="T13">П</text:span><text:span text:style-name="T17">i</text:span><text:span text:style-name="T1"> – себестоимость ПС (тыс.руб.).</text:span></text:p>
      <text:p text:style-name="P42"><text:soft-page-break/></text:p>
      <text:p text:style-name="P42"><text:tab/>Прогнозируемая отпускная цена без налогов ПС</text:p>
      <text:p text:style-name="P9"><draw:frame draw:style-name="fr13" draw:name="Объект22" text:anchor-type="as-char" svg:width="3.104cm" svg:height="0.67cm" draw:z-index="21"><draw:object-ole xlink:href="./Object 22" xlink:type="simple" xlink:show="embed" xlink:actuate="onLoad"/><draw:image xlink:href="./ObjectReplacements/Object 22" xlink:type="simple" xlink:show="embed" xlink:actuate="onLoad"/><svg:desc>OLE-объект</svg:desc></draw:frame>.</text:p>
      <text:p text:style-name="P39"/>
      <text:p text:style-name="P39"><draw:frame draw:style-name="fr5" draw:name="Объект27" text:anchor-type="as-char" svg:y="-0.478cm" svg:width="8.62cm" svg:height="0.531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39"/>
      <text:p text:style-name="P7">Рассчитаем налог на добавочную стоимость(НДС) по формулу:</text:p>
      <text:p text:style-name="P9"><draw:frame draw:style-name="fr5" draw:name="Объект28" text:anchor-type="as-char" svg:y="-0.478cm" svg:width="3.194cm" svg:height="1.062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text:tab/></text:p>
      <text:h text:style-name="P89" text:outline-level="4">Согласно действующему законадательству, норматив налога на добавочную стоимость, <draw:frame draw:style-name="fr5" draw:name="Объект29" text:anchor-type="as-char" svg:y="-0.478cm" svg:width="1.642cm" svg:height="0.53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%<text:tab/></text:h>
      <text:p text:style-name="P12"><draw:frame draw:style-name="fr5" draw:name="Объект30" text:anchor-type="as-char" svg:y="-0.478cm" svg:width="7.781cm" svg:height="0.998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3">Прогнозируемая отпускная цена рассчитывается по формуле:</text:p>
      <text:p text:style-name="P12"><draw:frame draw:style-name="fr5" draw:name="Объект31" text:anchor-type="as-char" svg:y="-0.478cm" svg:width="3.057cm" svg:height="0.53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12"><draw:frame draw:style-name="fr5" draw:name="Объект32" text:anchor-type="as-char" svg:y="-0.478cm" svg:width="7.519cm" svg:height="0.531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3">Прибыль, оставшаяся в распоряжении организации-разработчика, определяется по формуле:</text:p>
      <text:p text:style-name="P12"><draw:frame draw:style-name="fr5" draw:name="Объект33" text:anchor-type="as-char" svg:y="-0.478cm" svg:width="3.75cm" svg:height="1.062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3">где Hнп — норматив налога на прибыль (%), Ннп = 24%.</text:p>
      <text:p text:style-name="P12"><draw:frame draw:style-name="fr5" draw:name="Объект34" text:anchor-type="as-char" svg:y="-0.478cm" svg:width="8.925cm" svg:height="0.99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h text:style-name="P85" text:outline-level="2">2. Расчет стоимостной оценки затрат</text:h>
      <text:h text:style-name="P88" text:outline-level="3">2.1. <text:s/>Расчет капитальных затрат</text:h>
      <text:p text:style-name="P55"><text:span text:style-name="T1">Общие капитальные вложения (К</text:span><text:span text:style-name="T13">о</text:span><text:span text:style-name="T1">) заказчика (потребителя), связанные с приобретением, внедрением и использованием ПС, рассчитываются по формуле:</text:span></text:p>
      <text:p text:style-name="P52"><text:span text:style-name="T4">К</text:span><text:span text:style-name="T15">о</text:span><text:span text:style-name="T4"> = К</text:span><text:span text:style-name="T15">пр</text:span><text:span text:style-name="T4"> + К</text:span><text:span text:style-name="T15">ос</text:span><text:span text:style-name="T4"> + К</text:span><text:span text:style-name="T15">тс</text:span><text:span text:style-name="T4"> + К</text:span><text:span text:style-name="T15">об</text:span></text:p>
      <text:p text:style-name="P24"><text:span text:style-name="T1">где К</text:span><text:span text:style-name="T13">пр</text:span><text:span text:style-name="T1"> – затраты пользователя на приобретение ПС по отпускной цене разработчика с учетом стоимости услуг по эксплуатации и сопровождению (тыс.руб.);</text:span></text:p>
      <text:p text:style-name="P24"><text:span text:style-name="T1"><text:s text:c="8"/>К</text:span><text:span text:style-name="T13">ос</text:span><text:span text:style-name="T1"> – затраты пользователя на освоение ПС (тыс.руб.);</text:span></text:p>
      <text:p text:style-name="P24"><text:span text:style-name="T1"><text:s text:c="8"/>Кпр</text:span><text:span text:style-name="T25"> = </text:span><text:span text:style-name="T26">45403262 руб</text:span></text:p>
      <text:p text:style-name="P53">Затраты на освоение ПС рассчитываются по формуле:</text:p>
      <text:p text:style-name="P54"><text:span text:style-name="T2">К</text:span><text:span text:style-name="T14">ос</text:span><text:span text:style-name="T2"> = З</text:span><text:span text:style-name="T14">см</text:span><text:span text:style-name="T2"> * К</text:span><text:span text:style-name="T14">нз</text:span><text:span text:style-name="T2"> * Ч</text:span><text:span text:style-name="T14">по</text:span><text:span text:style-name="T2"> * Т</text:span><text:span text:style-name="T14">ос </text:span><text:span text:style-name="T2">+ Ц</text:span><text:span text:style-name="T14">м</text:span><text:span text:style-name="T2"> * Т</text:span><text:span text:style-name="T14">мос <text:s/></text:span></text:p>
      <text:p text:style-name="P46"><text:span text:style-name="T26">где З</text:span><text:span text:style-name="T22">см</text:span><text:span text:style-name="T26"> – среднемесячная з./п. работающего бухгалтера <text:s/>(руб.); К</text:span><text:span text:style-name="T22">нз</text:span><text:span text:style-name="T26"> – коэффициент начислений на зарплату (ед.); Ч</text:span><text:span text:style-name="T22">по </text:span><text:span text:style-name="T26">– численность бухгалтеров, </text:span><text:span text:style-name="T26">занятых освоением ПС (чел.); Т</text:span><text:span text:style-name="T22">ос</text:span><text:span text:style-name="T26"> – продолжительность освоения (мес.); Ц</text:span><text:span text:style-name="T22">м</text:span><text:span text:style-name="T26"> – </text:span><text:soft-page-break/><text:span text:style-name="T26">цена одного машино-часа работы ЭВМ (ден. ед.); Т</text:span><text:span text:style-name="T22">мос</text:span><text:span text:style-name="T26"> – расход машинного времени на освоение ПС (машино-часов);</text:span></text:p>
      <text:p text:style-name="P10"><draw:frame draw:style-name="fr5" draw:name="Объект46" text:anchor-type="as-char" svg:y="-0.478cm" svg:width="8.625cm" svg:height="0.531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10"/>
      <text:p text:style-name="P10"><draw:frame draw:style-name="fr5" draw:name="Объект47" text:anchor-type="as-char" svg:y="-0.478cm" svg:width="7.288cm" svg:height="0.531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/>
      <text:h text:style-name="P86" text:outline-level="3">2.2. <text:s/>Расчет прироста чистой прибыли</text:h>
      <text:p text:style-name="P58">Программный продукт автоматизирует деятельность бухгалтерского отдела предприятия. За единицу, показывающую объем работ, возьмем заполнение налоговых деклараций. </text:p>
      <text:p text:style-name="P59"><text:tab/>Экономия затрат на заработную плату при использовании нового ПС в расчещете на объем выполненных работ, расчитывается по формуле:</text:p>
      <text:p text:style-name="P4"><draw:frame draw:style-name="fr5" draw:name="Объект35" text:anchor-type="as-char" svg:y="-0.478cm" svg:width="2.274cm" svg:height="0.531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5"><text:tab/>Где Cзе — экономия затрат на заработную плату при решении задач с использованием нового ПО (руб.);</text:p>
      <text:p text:style-name="P5"><text:tab/>A2 — объем выполненных работ с использованием нового ПС.</text:p>
      <text:p text:style-name="P5"><text:tab/>Экономия затрат на заработную плату в расчете на 1 декларацию для n подразделений:</text:p>
      <text:p text:style-name="P3"><text:span text:style-name="T6"><draw:frame draw:style-name="fr5" draw:name="Объект36" text:anchor-type="as-char" svg:y="-0.478cm" svg:width="4.426cm" svg:height="1.125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6">,</text:span></text:p>
      <text:p text:style-name="P5"><text:tab/>Где Зcм — среднемесячная заработная плаьа одного бухгалтера (руб.)</text:p>
      <text:p text:style-name="P5"><text:tab/>Тс1, Тс2 — снижение трудоемкости работ (человеко-часы)</text:p>
      <text:p text:style-name="P5"><text:tab/>Тч — количество часов работы в день</text:p>
      <text:p text:style-name="P5"><text:tab/>Др — среднемесячное количество рабочих дней.</text:p>
      <text:p text:style-name="P5"><text:tab/>N — количество подразделений (5)</text:p>
      <text:p text:style-name="P3"><text:span text:style-name="T6"><text:tab/></text:span><text:span text:style-name="T6"><draw:frame draw:style-name="fr5" draw:name="Объект37" text:anchor-type="as-char" svg:y="-0.478cm" svg:width="6.987cm" svg:height="1.018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5"><text:tab/>Объем выполненных работ с использованием нового ПС (1 декларация):</text:p>
      <text:p text:style-name="P3"><text:span text:style-name="T6"><text:tab/></text:span><text:span text:style-name="T6"><draw:frame draw:style-name="fr5" draw:name="Объект38" text:anchor-type="as-char" svg:y="-0.478cm" svg:width="2.275cm" svg:height="0.531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6">,</text:span></text:p>
      <text:p text:style-name="P5"><text:tab/>где A0 — объем работ, необходимый для заполнения одной задачи (1 деклаарция).</text:p>
      <text:p text:style-name="P5"><text:tab/>Зт2 — количество типовых задач, решаемых в год. Система позволяет автоматизировать заполнение 80 различных деклараций, которые должны заполняться в каждом из 4 кварталов налогового года, 80*4 = 360.</text:p>
      <text:p text:style-name="P4"><draw:frame draw:style-name="fr5" draw:name="Объект39" text:anchor-type="as-char" svg:y="-0.478cm" svg:width="3.119cm" svg:height="0.531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3"><text:soft-page-break/><text:span text:style-name="T6"><draw:frame draw:style-name="fr5" draw:name="Объект40" text:anchor-type="as-char" svg:y="-0.478cm" svg:width="5.865cm" svg:height="0.531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6"><text:tab/></text:span></text:p>
      <text:p text:style-name="P4"/>
      <text:p text:style-name="P47"><text:span text:style-name="T2">Для пользователя в качестве экономического эффекта выступает лишь чистая прибыль – дополнительная прибыль, остающаяся в его распоряжении (П</text:span><text:span text:style-name="T14">ч</text:span><text:span text:style-name="T2">), которая определяется по формуле:</text:span></text:p>
      <text:p text:style-name="P21">П<text:span text:style-name="T18">ч</text:span><text:span text:style-name="T30"> </text:span>= <draw:frame draw:style-name="fr14" draw:name="Объект41" text:anchor-type="as-char" svg:width="1.517cm" svg:height="1.727cm" draw:z-index="40"><draw:object-ole xlink:href="./Object 41" xlink:type="simple" xlink:show="embed" xlink:actuate="onLoad"/><draw:image xlink:href="./ObjectReplacements/Object 41" xlink:type="simple" xlink:show="embed" xlink:actuate="onLoad"/><svg:desc>OLE-объект</svg:desc></draw:frame> (1- Нп/100),</text:p>
      <text:p text:style-name="P6">где <text:span text:style-name="T23">n</text:span> – виды затрат, по которым получена экономия;</text:p>
      <text:p text:style-name="P6"><text:s text:c="6"/>Э<text:span text:style-name="T23">i</text:span> – сумма экономии, полученная за счет снижения <text:span text:style-name="T23">i</text:span>-го вида затрат, ден. ед.</text:p>
      <text:p text:style-name="P17">Нп <text:s/>- ставка налога на прибыль, <text:s/>24%.</text:p>
      <text:p text:style-name="P18"><draw:frame draw:style-name="fr5" draw:name="Объект42" text:anchor-type="as-char" svg:y="-0.478cm" svg:width="8.08cm" svg:height="0.531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h text:style-name="P87" text:outline-level="3">2.3. <text:s/>Расчет экономического эффективности проекта</text:h>
      <text:p text:style-name="P49"><text:span text:style-name="T7">В процессе использования нового ПС чистая прибыль в конечном итоге возмещает капитальные затраты. Однако, полученные при этом суммы результатов (прибыли) и затрат (капитальных вложений) по годам приводят к единому времени – расчетному году (за расчетный год принят 2010 год) путем умножения результатов и затрат за каждый год на коэффициент приведения (</text:span><text:span text:style-name="T7"><draw:frame draw:style-name="fr15" draw:name="Объект43" text:anchor-type="as-char" svg:width="0.529cm" svg:height="0.415cm" draw:z-index="42"><draw:object-ole xlink:href="./Object 43" xlink:type="simple" xlink:show="embed" xlink:actuate="onLoad"/><draw:image xlink:href="./ObjectReplacements/Object 43" xlink:type="simple" xlink:show="embed" xlink:actuate="onLoad"/><svg:desc>OLE-объект</svg:desc></draw:frame></text:span><text:span text:style-name="T7">), который рассчитывается по формуле:</text:span></text:p>
      <text:p text:style-name="P50"><draw:frame draw:style-name="fr16" draw:name="Объект44" text:anchor-type="as-char" svg:width="2.828cm" svg:height="0.661cm" draw:z-index="43"><draw:object-ole xlink:href="./Object 44" xlink:type="simple" xlink:show="embed" xlink:actuate="onLoad"/><draw:image xlink:href="./ObjectReplacements/Object 44" xlink:type="simple" xlink:show="embed" xlink:actuate="onLoad"/><svg:desc>OLE-объект</svg:desc></draw:frame></text:p>
      <text:p text:style-name="P49"><text:span text:style-name="T5">где Е</text:span><text:span text:style-name="T16">н</text:span><text:span text:style-name="T5"> – норматив приведения разновременных затрат и результатов; t</text:span><text:span text:style-name="T16">p</text:span><text:span text:style-name="T5"> – расчетный год, t</text:span><text:span text:style-name="T16">p</text:span><text:span text:style-name="T5"> = 1; t – номер года, результаты и затраты которого приводятся к расчетному.</text:span></text:p>
      <text:p text:style-name="P48"><text:span text:style-name="T27">Норматив приведения разновременных затрат и результатов (Е</text:span><text:span text:style-name="T20">нвт</text:span><text:span text:style-name="T27">) для программных средств ВТ в существующей практике принимается равным 0,2. Следовательно, при решении данной задачи коэффициентам приведения (</text:span><text:span text:style-name="T27"><draw:frame draw:style-name="fr15" draw:name="Объект45" text:anchor-type="as-char" svg:width="0.529cm" svg:height="0.415cm" draw:z-index="44"><draw:object-ole xlink:href="./Object 45" xlink:type="simple" xlink:show="embed" xlink:actuate="onLoad"/><draw:image xlink:href="./ObjectReplacements/Object 45" xlink:type="simple" xlink:show="embed" xlink:actuate="onLoad"/><svg:desc>OLE-объект</svg:desc></draw:frame></text:span><text:span text:style-name="T27">) по годам будут соответствовать следующие значения:</text:span></text:p>
      <text:p text:style-name="P51"/>
      <text:p text:style-name="P56"><text:span text:style-name="T1">Норматив приведения разновременных затрат и результатов (Е</text:span><text:span text:style-name="T13">н</text:span><text:span text:style-name="T1">) для программных средств ВТ в существующей практике принимается в пределах 0,2–0,4. Например, при нормативе 0,4 коэффициентам приведения (</text:span><text:span text:style-name="T21"><draw:frame draw:style-name="fr5" draw:name="Объект48" text:anchor-type="as-char" svg:y="-0.478cm" svg:width="0.46cm" svg:height="0.467cm" draw:z-index="52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21"> </text:span><text:span text:style-name="T1">) по годам будут соответствовать следующие значения:</text:span></text:p>
      <text:p text:style-name="P16"><text:span text:style-name="T5"><draw:frame draw:style-name="fr5" draw:name="Объект57" text:anchor-type="as-char" svg:y="-0.478cm" svg:width="3.38cm" svg:height="0.591cm" draw:z-index="53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5"> - расчетный год</text:span></text:p>
      <text:p text:style-name="P1"><text:span text:style-name="T5"><draw:frame draw:style-name="fr5" draw:name="Объект58" text:anchor-type="as-char" svg:y="-0.478cm" svg:width="3.923cm" svg:height="0.591cm" draw:z-index="54"><draw:object xlink:href="./Object 58" xlink:type="simple" xlink:show="embed" xlink:actuate="onLoad"/><draw:image xlink:href="./ObjectReplacements/Object 58" xlink:type="simple" xlink:show="embed" xlink:actuate="onLoad"/></draw:frame></text:span><text:span text:style-name="T5">- 2011 год</text:span></text:p>
      <text:p text:style-name="P1"><text:span text:style-name="T5"><draw:frame draw:style-name="fr5" draw:name="Объект59" text:anchor-type="as-char" svg:y="-0.478cm" svg:width="3.916cm" svg:height="0.591cm" draw:z-index="5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5">- 2012 год</text:span></text:p>
      <text:p text:style-name="P2"><text:span text:style-name="T28"><draw:frame draw:style-name="fr5" draw:name="Объект60" text:anchor-type="as-char" svg:y="-0.478cm" svg:width="3.926cm" svg:height="0.591cm" draw:z-index="56"><draw:object xlink:href="./Object 60" xlink:type="simple" xlink:show="embed" xlink:actuate="onLoad"/><draw:image xlink:href="./ObjectReplacements/Object 60" xlink:type="simple" xlink:show="embed" xlink:actuate="onLoad"/></draw:frame></text:span><text:span text:style-name="T28">- 2013 год</text:span></text:p>
      <text:p text:style-name="P2">Результаты расчета показателей эффективности приведены в таблице 2.</text:p>
      <text:h text:style-name="P83" text:outline-level="1"><text:soft-page-break/></text:h>
      <text:h text:style-name="P90" text:outline-level="5">Таблица 2 - Расчет экономического эффекта от использования нового ПС.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28">Показатели</text:p>
          </table:table-cell>
          <table:table-cell table:style-name="Таблица2.B1" office:value-type="string">
            <text:p text:style-name="P28">Ед.</text:p>
            <text:p text:style-name="P26">измерения</text:p>
          </table:table-cell>
          <table:table-cell table:style-name="Таблица2.B1" office:value-type="string">
            <text:p text:style-name="P28">2010</text:p>
          </table:table-cell>
          <table:table-cell table:style-name="Таблица2.B1" office:value-type="string">
            <text:p text:style-name="P28">2011</text:p>
          </table:table-cell>
          <table:table-cell table:style-name="Таблица2.B1" office:value-type="string">
            <text:p text:style-name="P28">2012</text:p>
          </table:table-cell>
          <table:table-cell table:style-name="Таблица2.F1" office:value-type="string">
            <text:p text:style-name="P28">2013</text:p>
          </table:table-cell>
        </table:table-row>
        <table:table-row table:style-name="Таблица2.2">
          <table:table-cell table:style-name="Таблица2.A2" office:value-type="string">
            <text:p text:style-name="P31">Результат:</text:p>
          </table:table-cell>
          <table:table-cell table:style-name="Таблица2.B2" office:value-type="string">
            <text:p text:style-name="P28"/>
          </table:table-cell>
          <table:table-cell table:style-name="Таблица2.B2" office:value-type="string">
            <text:p text:style-name="P28"/>
          </table:table-cell>
          <table:table-cell table:style-name="Таблица2.B2" office:value-type="string">
            <text:p text:style-name="P28"/>
          </table:table-cell>
          <table:table-cell table:style-name="Таблица2.B2" office:value-type="string">
            <text:p text:style-name="P28"/>
          </table:table-cell>
          <table:table-cell table:style-name="Таблица2.F2" office:value-type="string">
            <text:p text:style-name="P28"/>
          </table:table-cell>
        </table:table-row>
        <table:table-row table:style-name="Таблица2.3">
          <table:table-cell table:style-name="Таблица2.A3" office:value-type="string">
            <text:p text:style-name="P32">Прирост прибыли за счет экономии затрат (П<text:span text:style-name="T12">ч</text:span>)</text:p>
          </table:table-cell>
          <table:table-cell table:style-name="Таблица2.B3" office:value-type="string">
            <text:p text:style-name="P33">тыс. руб</text:p>
          </table:table-cell>
          <table:table-cell table:style-name="Таблица2.C3" office:value-type="float" office:value="0">
            <text:p text:style-name="P33">0</text:p>
          </table:table-cell>
          <table:table-cell table:style-name="Таблица2.B3" office:value-type="string">
            <text:p text:style-name="P34">24 483, 916</text:p>
            <text:p text:style-name="P33"/>
          </table:table-cell>
          <table:table-cell table:style-name="Таблица2.B3" office:value-type="string">
            <text:p text:style-name="P34">24 483, 916</text:p>
            <text:p text:style-name="P33"/>
          </table:table-cell>
          <table:table-cell table:style-name="Таблица2.F3" office:value-type="string">
            <text:p text:style-name="P34">24 483, 916</text:p>
            <text:p text:style-name="P33"/>
          </table:table-cell>
        </table:table-row>
        <table:table-row table:style-name="Таблица2.1">
          <table:table-cell table:style-name="Таблица2.A4" office:value-type="string">
            <text:p text:style-name="P29">То же с учетом фактора времени</text:p>
          </table:table-cell>
          <table:table-cell table:style-name="Таблица2.B4" office:value-type="string">
            <text:p text:style-name="P28">тыс. руб.</text:p>
          </table:table-cell>
          <table:table-cell table:style-name="Таблица2.C4" office:value-type="float" office:value="0">
            <text:p text:style-name="P33">0</text:p>
          </table:table-cell>
          <table:table-cell table:style-name="Таблица2.C4" office:value-type="float" office:value="20321.65">
            <text:p text:style-name="P33">20321,65</text:p>
          </table:table-cell>
          <table:table-cell table:style-name="Таблица2.C4" office:value-type="float" office:value="16893.902">
            <text:p text:style-name="P33">16893,9</text:p>
          </table:table-cell>
          <table:table-cell table:style-name="Таблица2.F4" office:value-type="float" office:value="14200.671">
            <text:p text:style-name="P28">14200,67</text:p>
          </table:table-cell>
        </table:table-row>
        <table:table-row table:style-name="Таблица2.5">
          <table:table-cell table:style-name="Таблица2.A2" office:value-type="string">
            <text:p text:style-name="P31">Затраты:</text:p>
          </table:table-cell>
          <table:table-cell table:style-name="Таблица2.B2" office:value-type="string">
            <text:p text:style-name="P28">.</text:p>
          </table:table-cell>
          <table:table-cell table:style-name="Таблица2.B2" office:value-type="string">
            <text:p text:style-name="P33"/>
          </table:table-cell>
          <table:table-cell table:style-name="Таблица2.B2" office:value-type="string">
            <text:p text:style-name="P33"/>
          </table:table-cell>
          <table:table-cell table:style-name="Таблица2.B2" office:value-type="string">
            <text:p text:style-name="P33"/>
          </table:table-cell>
          <table:table-cell table:style-name="Таблица2.F2" office:value-type="string">
            <text:p text:style-name="P28"/>
          </table:table-cell>
        </table:table-row>
        <table:table-row table:style-name="Таблица2.6">
          <table:table-cell table:style-name="Таблица2.A3" office:value-type="string">
            <text:p text:style-name="P25"><text:span text:style-name="T2">Приобретение, адаптация и освоение ПС (К</text:span><text:span text:style-name="T14">пр</text:span><text:span text:style-name="T2">)</text:span></text:p>
          </table:table-cell>
          <table:table-cell table:style-name="Таблица2.B3" office:value-type="string">
            <text:p text:style-name="P28">тыс. руб</text:p>
          </table:table-cell>
          <table:table-cell table:style-name="Таблица2.B3" office:value-type="string">
            <text:p text:style-name="P33">- <text:span text:style-name="T29">45403,262</text:span></text:p>
          </table:table-cell>
          <table:table-cell table:style-name="Таблица2.C3" office:value-type="float" office:value="0">
            <text:p text:style-name="P33">0</text:p>
          </table:table-cell>
          <table:table-cell table:style-name="Таблица2.C3" office:value-type="float" office:value="0">
            <text:p text:style-name="P33">0</text:p>
          </table:table-cell>
          <table:table-cell table:style-name="Таблица2.F6" office:value-type="float" office:value="0">
            <text:p text:style-name="P28">0</text:p>
          </table:table-cell>
        </table:table-row>
        <table:table-row table:style-name="Таблица2.1">
          <table:table-cell table:style-name="Таблица2.A3" office:value-type="string">
            <text:p text:style-name="P25"><text:span text:style-name="T2">Освоение ПС (К</text:span><text:span text:style-name="T14">ос</text:span><text:span text:style-name="T2">)</text:span></text:p>
          </table:table-cell>
          <table:table-cell table:style-name="Таблица2.B3" office:value-type="string">
            <text:p text:style-name="P28">тыс. руб.</text:p>
          </table:table-cell>
          <table:table-cell table:style-name="Таблица2.B3" office:value-type="string">
            <text:p text:style-name="P34">-370,000</text:p>
            <text:p text:style-name="P33"/>
          </table:table-cell>
          <table:table-cell table:style-name="Таблица2.C3" office:value-type="float" office:value="0">
            <text:p text:style-name="P33">0</text:p>
          </table:table-cell>
          <table:table-cell table:style-name="Таблица2.C3" office:value-type="float" office:value="0">
            <text:p text:style-name="P33">0</text:p>
          </table:table-cell>
          <table:table-cell table:style-name="Таблица2.F6" office:value-type="float" office:value="0">
            <text:p text:style-name="P28">0</text:p>
          </table:table-cell>
        </table:table-row>
        <table:table-row table:style-name="Таблица2.1">
          <table:table-cell table:style-name="Таблица2.A2" office:value-type="string">
            <text:p text:style-name="P29">Всего затрат</text:p>
          </table:table-cell>
          <table:table-cell table:style-name="Таблица2.B2" office:value-type="string">
            <text:p text:style-name="P28">тыс. руб.</text:p>
          </table:table-cell>
          <table:table-cell table:style-name="Таблица2.C8" office:value-type="float" office:value="-45773.262">
            <text:p text:style-name="P33">-45773,26</text:p>
          </table:table-cell>
          <table:table-cell table:style-name="Таблица2.C8" office:value-type="float" office:value="0">
            <text:p text:style-name="P33">0</text:p>
          </table:table-cell>
          <table:table-cell table:style-name="Таблица2.C8" office:value-type="float" office:value="0">
            <text:p text:style-name="P33">0</text:p>
          </table:table-cell>
          <table:table-cell table:style-name="Таблица2.F8" office:value-type="float" office:value="0">
            <text:p text:style-name="P28">0</text:p>
          </table:table-cell>
        </table:table-row>
        <table:table-row table:style-name="Таблица2.1">
          <table:table-cell table:style-name="Таблица2.A4" office:value-type="string">
            <text:p text:style-name="P29">То же с учетом фактора времени</text:p>
          </table:table-cell>
          <table:table-cell table:style-name="Таблица2.B4" office:value-type="string">
            <text:p text:style-name="P28">тыс. руб.</text:p>
          </table:table-cell>
          <table:table-cell table:style-name="Таблица2.C4" office:value-type="float" office:value="-45773.262">
            <text:p text:style-name="P28">-45773,26</text:p>
          </table:table-cell>
          <table:table-cell table:style-name="Таблица2.C4" office:value-type="float" office:value="0">
            <text:p text:style-name="P28">0</text:p>
          </table:table-cell>
          <table:table-cell table:style-name="Таблица2.C4" office:value-type="float" office:value="0">
            <text:p text:style-name="P28">0</text:p>
          </table:table-cell>
          <table:table-cell table:style-name="Таблица2.F4" office:value-type="float" office:value="0">
            <text:p text:style-name="P28">0</text:p>
          </table:table-cell>
        </table:table-row>
        <table:table-row table:style-name="Таблица2.10">
          <table:table-cell table:style-name="Таблица2.A2" office:value-type="string">
            <text:p text:style-name="P30">Превышение результата на затратами</text:p>
          </table:table-cell>
          <table:table-cell table:style-name="Таблица2.B2" office:value-type="string">
            <text:p text:style-name="P28">тыс. руб..</text:p>
          </table:table-cell>
          <table:table-cell table:style-name="Таблица2.C8" office:value-type="float" office:value="-45773.262">
            <text:p text:style-name="P28">-45773,26</text:p>
          </table:table-cell>
          <table:table-cell table:style-name="Таблица2.C8" office:value-type="float" office:value="-20919.346">
            <text:p text:style-name="P28">-20919,35</text:p>
          </table:table-cell>
          <table:table-cell table:style-name="Таблица2.C8" office:value-type="float" office:value="35645.7">
            <text:p text:style-name="P28">35645,7</text:p>
          </table:table-cell>
          <table:table-cell table:style-name="Таблица2.F8" office:value-type="float" office:value="28048.49">
            <text:p text:style-name="P28">28048,49</text:p>
          </table:table-cell>
        </table:table-row>
        <table:table-row table:style-name="Таблица2.1">
          <table:table-cell table:style-name="Таблица2.A3" office:value-type="string">
            <text:p text:style-name="P29">ЧДД нарастающим итогом</text:p>
          </table:table-cell>
          <table:table-cell table:style-name="Таблица2.B3" office:value-type="string">
            <text:p text:style-name="P28">тыс. руб.</text:p>
          </table:table-cell>
          <table:table-cell table:style-name="Таблица2.C3" office:value-type="float" office:value="-45773.262">
            <text:p text:style-name="P28">-45773,26</text:p>
          </table:table-cell>
          <table:table-cell table:style-name="Таблица2.C3" office:value-type="float" office:value="-25081.612">
            <text:p text:style-name="P28">-25081,61</text:p>
          </table:table-cell>
          <table:table-cell table:style-name="Таблица2.C3" office:value-type="float" office:value="-8187.712">
            <text:p text:style-name="P28">-8187,71</text:p>
          </table:table-cell>
          <table:table-cell table:style-name="Таблица2.F6" office:value-type="float" office:value="6012.958">
            <text:p text:style-name="P28">6012,96</text:p>
          </table:table-cell>
        </table:table-row>
        <table:table-row table:style-name="Таблица2.1">
          <table:table-cell table:style-name="Таблица2.A4" office:value-type="string">
            <text:p text:style-name="P29">Коэффициент приведения</text:p>
          </table:table-cell>
          <table:table-cell table:style-name="Таблица2.B4" office:value-type="string">
            <text:p text:style-name="P28">единиц</text:p>
          </table:table-cell>
          <table:table-cell table:style-name="Таблица2.B4" office:value-type="string">
            <text:p text:style-name="P28">1</text:p>
          </table:table-cell>
          <table:table-cell table:style-name="Таблица2.C4" office:value-type="float" office:value="0.83">
            <text:p text:style-name="P28">0,83</text:p>
          </table:table-cell>
          <table:table-cell table:style-name="Таблица2.C4" office:value-type="float" office:value="0.69">
            <text:p text:style-name="P28">0,69</text:p>
          </table:table-cell>
          <table:table-cell table:style-name="Таблица2.F4" office:value-type="float" office:value="0.58">
            <text:p text:style-name="P28">0,58</text:p>
          </table:table-cell>
        </table:table-row>
      </table:table>
      <text:p text:style-name="P26"><text:s/></text:p>
      <text:p text:style-name="P24"><text:span text:style-name="T2"><text:s text:c="10"/>Рассчитаем рентабельность инвестиций в приобретение прграммного продукта <text:s/>(Р</text:span><text:span text:style-name="T14">И</text:span><text:span text:style-name="T2">) по формуле </text:span></text:p>
      <text:p text:style-name="P35"><draw:frame draw:style-name="fr17" draw:name="Объект52" text:anchor-type="as-char" svg:width="3.457cm" svg:height="1.341cm" draw:z-index="47"><draw:object-ole xlink:href="./Object 52" xlink:type="simple" xlink:show="embed" xlink:actuate="onLoad"/><draw:image xlink:href="./ObjectReplacements/Object 52" xlink:type="simple" xlink:show="embed" xlink:actuate="onLoad"/><svg:desc>OLE-объект</svg:desc></draw:frame><text:span text:style-name="T2">, <text:s text:c="2"/></text:span></text:p>
      <text:p text:style-name="P24"><text:span text:style-name="T2">где</text:span> <draw:frame draw:style-name="fr18" draw:name="Объект53" text:anchor-type="as-char" svg:width="1.127cm" svg:height="0.847cm" draw:z-index="48"><draw:object-ole xlink:href="./Object 53" xlink:type="simple" xlink:show="embed" xlink:actuate="onLoad"/><draw:image xlink:href="./ObjectReplacements/Object 53" xlink:type="simple" xlink:show="embed" xlink:actuate="onLoad"/><svg:desc>OLE-объект</svg:desc></draw:frame> - <text:span text:style-name="T2">среднегодовая величина чистой прибыли за расчетный период, ден. ед., которая определяется по формуле</text:span></text:p>
      <text:p text:style-name="P35"><draw:frame draw:style-name="fr19" draw:name="Объект54" text:anchor-type="as-char" svg:width="3.457cm" svg:height="2.187cm" draw:z-index="49"><draw:object-ole xlink:href="./Object 54" xlink:type="simple" xlink:show="embed" xlink:actuate="onLoad"/><draw:image xlink:href="./ObjectReplacements/Object 54" xlink:type="simple" xlink:show="embed" xlink:actuate="onLoad"/><svg:desc>OLE-объект</svg:desc></draw:frame><text:span text:style-name="T2">,</text:span></text:p>
      <text:p text:style-name="P24"><text:span text:style-name="T2">где <text:s/>- чистая прибыль, полученная в году </text:span><text:span text:style-name="T3">t</text:span><text:span text:style-name="T2">, ден. ед.</text:span></text:p>
      <text:p text:style-name="P11"><text:s text:c="9"/>В результате технико-экономического обоснования применения программмного <text:soft-page-break/>продукта были получены следующие значения показателей их эффективности:</text:p>
      <text:p text:style-name="P19"><draw:frame draw:style-name="fr5" draw:name="Объект55" text:anchor-type="as-char" svg:y="-0.478cm" svg:width="11.65cm" svg:height="0.531cm" draw:z-index="50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15"><text:span text:style-name="T5"><draw:frame draw:style-name="fr5" draw:name="Объект56" text:anchor-type="as-char" svg:y="-0.478cm" svg:width="5.392cm" svg:height="0.531cm" draw:z-index="51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5">%</text:span></text:p>
      <text:p text:style-name="P20"/>
      <text:p text:style-name="P45">В результате технико-экономического обоснования применения программного продукта были получены следующие значения показателей:</text:p>
      <text:list xml:id="list82699883" text:style-name="L1">
        <text:list-item>
          <text:list>
            <text:list-item>
              <text:p text:style-name="P92"><text:span text:style-name="T2">Чистый дисконтированный доход за четыре года производства продукции составит 31 613 060</text:span><text:span text:style-name="T31"> руб</text:span><text:span text:style-name="T2">.</text:span></text:p>
            </text:list-item>
            <text:list-item>
              <text:p text:style-name="P93">Все инвестиции окупаются по истечении 3х лет использования программного продукта; </text:p>
            </text:list-item>
            <text:list-item>
              <text:p text:style-name="P93">Рентабельность инвестиций составляет 40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  <style:text-properties fo:font-size="14pt" style:font-size-asian="14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ody_20_Text_20_2" style:display-name="Body Text 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end" style:justify-single-word="false"/>
      <style:text-properties fo:font-size="14pt" style:font-size-asian="14pt" style:font-size-complex="10pt"/>
    </style:style>
    <style:style style:name="Обычный1" style:family="paragraph">
      <style:paragraph-properties fo:line-height="150%" fo:orphans="2" fo:widows="2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Заголовок_20_31" style:display-name="Заголовок 31" style:family="paragraph" style:parent-style-name="Обычный1" style:next-style-name="Обычный1">
      <style:paragraph-properties fo:margin-left="0cm" fo:margin-right="0.247cm" fo:margin-top="2.963cm" fo:margin-bottom="0cm" fo:line-height="0.847cm" fo:text-align="center" style:justify-single-word="false" fo:orphans="0" fo:widows="0" fo:text-indent="0cm" style:auto-text-indent="false" fo:keep-with-next="always"/>
      <style:text-properties fo:font-size="22pt" fo:language="ru" fo:country="RU" fo:font-weight="bold" style:font-size-asian="22pt" style:font-weight-asian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2T00:27:46</meta:creation-date>
    <dc:date>2010-05-23T14:57:46</dc:date>
    <meta:editing-duration>PT25H37M52S</meta:editing-duration>
    <meta:editing-cycles>377</meta:editing-cycles>
    <meta:generator>OpenOffice.org/3.2$Linux OpenOffice.org_project/320m12$Build-9483</meta:generator>
    <meta:document-statistic meta:table-count="3" meta:image-count="0" meta:object-count="57" meta:page-count="10" meta:paragraph-count="247" meta:word-count="1568" meta:character-count="11481"/>
  </office:meta>
</office:document-meta>
</file>

<file path=Object 1/content.xml><?xml version="1.0" encoding="utf-8"?>
<math xmlns="http://www.w3.org/1998/Math/MathML">
  <semantics>
    <mrow>
      <msub>
        <mi>З</mi>
        <mi>о</mi>
      </msub>
      <mi mathvariant="normal">=</mi>
      <mrow>
        <munderover>
          <mi mathvariant="normal">∑</mi>
          <mn>1</mn>
          <mi>n</mi>
        </munderover>
        <mrow>
          <mrow>
            <mrow>
              <msub>
                <mi>Т</mi>
                <mi mathvariant="italic">чi</mi>
              </msub>
              <mi mathvariant="normal">∗</mi>
              <msub>
                <mi>T</mi>
                <mi>ч</mi>
              </msub>
            </mrow>
            <mi mathvariant="normal">∗</mi>
            <msub>
              <mi>Ф</mi>
              <mi>э</mi>
            </msub>
          </mrow>
          <mi mathvariant="normal">∗</mi>
          <mi>K</mi>
        </mrow>
      </mrow>
    </mrow>
    <annotation encoding="StarMath 5.0">З_{о} = sum from {1} to {n} {Т_{чi} * T_{ч} * Ф_{э} * K}</annotation>
  </semantics>
</math>
</file>

<file path=Object 11/content.xml><?xml version="1.0" encoding="utf-8"?>
<math xmlns="http://www.w3.org/1998/Math/MathML">
  <semantics>
    <mrow>
      <mrow>
        <msub>
          <mi>Ц</mi>
          <mi mathvariant="italic">мi</mi>
        </msub>
        <mi mathvariant="normal">=</mi>
        <mn>730</mn>
      </mrow>
      <mi mathvariant="italic">руб</mi>
    </mrow>
    <annotation encoding="StarMath 5.0">Ц_{мi} = 730 руб</annotation>
  </semantics>
</math>
</file>

<file path=Object 12/content.xml><?xml version="1.0" encoding="utf-8"?>
<math xmlns="http://www.w3.org/1998/Math/MathML">
  <semantics>
    <mrow>
      <mrow>
        <mrow>
          <msub>
            <mi>Р</mi>
            <mi mathvariant="italic">мi</mi>
          </msub>
          <mi mathvariant="normal">=</mi>
          <mrow>
            <mrow>
              <mn>730</mn>
              <mi mathvariant="normal">∗</mi>
              <mn>132</mn>
            </mrow>
            <mi mathvariant="normal">∗</mi>
            <mn>8</mn>
          </mrow>
        </mrow>
        <mi mathvariant="normal">=</mi>
        <mn>770880</mn>
      </mrow>
      <mi mathvariant="italic">руб</mi>
    </mrow>
    <annotation encoding="StarMath 5.0">Р_{мi} = 730 * 132 * 8 = 770880 руб</annotation>
  </semantics>
</math>
</file>

<file path=Object 13/content.xml><?xml version="1.0" encoding="utf-8"?>
<math xmlns="http://www.w3.org/1998/Math/MathML">
  <semantics>
    <mrow>
      <mrow>
        <msub>
          <mi>Р</mi>
          <mi mathvariant="italic">Нкi</mi>
        </msub>
        <mi mathvariant="normal">=</mi>
        <mn>0</mn>
      </mrow>
      <mi mathvariant="italic">руб</mi>
    </mrow>
    <annotation encoding="StarMath 5.0">Р_{Нкi} = 0 руб</annotation>
  </semantics>
</math>
</file>

<file path=Object 15/content.xml><?xml version="1.0" encoding="utf-8"?>
<math xmlns="http://www.w3.org/1998/Math/MathML">
  <semantics>
    <mrow>
      <mrow>
        <mrow>
          <msub>
            <mi>П</mi>
            <mi mathvariant="italic">зi</mi>
          </msub>
          <mi mathvariant="normal">=</mi>
          <mfrac>
            <mrow>
              <mn>9752371</mn>
              <mi mathvariant="normal">∗</mi>
              <mn>20</mn>
            </mrow>
            <mn>100</mn>
          </mfrac>
        </mrow>
        <mi mathvariant="normal">=</mi>
        <mn>1950474</mn>
      </mrow>
      <mi mathvariant="italic">руб</mi>
    </mrow>
    <annotation encoding="StarMath 5.0">П_{зi} = {9752371 * 20} over {100} = 1950474 руб</annotation>
  </semantics>
</math>
</file>

<file path=Object 17/content.xml><?xml version="1.0" encoding="utf-8"?>
<math xmlns="http://www.w3.org/1998/Math/MathML">
  <semantics>
    <mrow>
      <mrow>
        <mrow>
          <msub>
            <mi>Р</mi>
            <mi mathvariant="italic">нi</mi>
          </msub>
          <mi mathvariant="normal">=</mi>
          <mfrac>
            <mrow>
              <mn>9752371</mn>
              <mi mathvariant="normal">∗</mi>
              <mn>50</mn>
            </mrow>
            <mn>100</mn>
          </mfrac>
        </mrow>
        <mi mathvariant="normal">=</mi>
        <mn>4876185</mn>
      </mrow>
      <mi mathvariant="italic">руб</mi>
    </mrow>
    <annotation encoding="StarMath 5.0">Р_{нi} = {9752371 * 50} over {100} = 4876185 руб</annotation>
  </semantics>
</math>
</file>

<file path=Object 19/content.xml><?xml version="1.0" encoding="utf-8"?>
<math xmlns="http://www.w3.org/1998/Math/MathML">
  <semantics>
    <mtable>
      <mtr>
        <mtd>
          <mrow>
            <msub>
              <mi>C</mi>
              <mi mathvariant="italic">pi</mi>
            </msub>
            <mi mathvariant="normal">=</mi>
            <mrow>
              <mrow>
                <mrow>
                  <mrow>
                    <mn>9752371</mn>
                    <mo stretchy="false">+</mo>
                    <mn>1950474</mn>
                  </mrow>
                  <mo stretchy="false">+</mo>
                  <mn>3510853</mn>
                </mrow>
                <mo stretchy="false">+</mo>
                <mn>4095995</mn>
              </mrow>
              <mo stretchy="false">+</mo>
              <mn>0</mn>
            </mrow>
          </mrow>
        </mtd>
      </mtr>
      <mtr>
        <mtd>
          <mrow>
            <mrow>
              <mrow>
                <mrow>
                  <mrow>
                    <mrow>
                      <mo stretchy="false">+</mo>
                      <mn>770880</mn>
                    </mrow>
                    <mo stretchy="false">+</mo>
                    <mn>0</mn>
                  </mrow>
                  <mo stretchy="false">+</mo>
                  <mn>1950474</mn>
                </mrow>
                <mo stretchy="false">+</mo>
                <mn>4876185</mn>
              </mrow>
              <mi mathvariant="normal">=</mi>
              <mn>26907232</mn>
            </mrow>
            <mi mathvariant="italic">руб</mi>
          </mrow>
        </mtd>
      </mtr>
    </mtable>
    <annotation encoding="StarMath 5.0">C_{pi} = 9752371+1950474+3510853+4095995+0 newline +770880+0+1950474+4876185 = 26907232 руб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i>З</mi>
                  <mi mathvariant="italic">o1</mi>
                </msub>
                <mi mathvariant="normal">=</mi>
                <mrow>
                  <mrow>
                    <mrow>
                      <mn>4264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5853619</mn>
            </mrow>
            <mi mathvariant="italic">руб</mi>
          </mrow>
        </mtd>
      </mtr>
      <mtr>
        <mtd>
          <mrow>
            <mrow>
              <mrow>
                <msub>
                  <mi>З</mi>
                  <mi mathvariant="italic">o2</mi>
                </msub>
                <mi mathvariant="normal">=</mi>
                <mrow>
                  <mrow>
                    <mrow>
                      <mn>2840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3898752</mn>
            </mrow>
            <mi mathvariant="italic">руб</mi>
          </mrow>
        </mtd>
      </mtr>
      <mtr>
        <mtd>
          <mrow>
            <mrow>
              <msub>
                <mi>З</mi>
                <mi>о</mi>
              </msub>
              <mi mathvariant="normal">=</mi>
              <mn>9752371</mn>
            </mrow>
            <mi mathvariant="italic">руб</mi>
          </mrow>
        </mtd>
      </mtr>
    </mtable>
    <annotation encoding="StarMath 5.0">З_{o1} = 4264 * 8 * 132 * 1,3  = 5853619 руб newline
З_{o2} = 2840 * 8 * 132 * 1,3  = 3898752 руб newline
З_{о} = 9752371 руб</annotation>
  </semantics>
</math>
</file>

<file path=Object 21/content.xml><?xml version="1.0" encoding="utf-8"?>
<math xmlns="http://www.w3.org/1998/Math/MathML">
  <semantics>
    <mrow>
      <mrow>
        <mrow>
          <msub>
            <mi>Р</mi>
            <mi mathvariant="italic">саi</mi>
          </msub>
          <mi mathvariant="normal">=</mi>
          <mfrac>
            <mrow>
              <mn>26907232</mn>
              <mi mathvariant="normal">∗</mi>
              <mn>10</mn>
            </mrow>
            <mn>100</mn>
          </mfrac>
        </mrow>
        <mi mathvariant="normal">=</mi>
        <mn>2690723</mn>
      </mrow>
      <mi mathvariant="italic">руб</mi>
    </mrow>
    <annotation encoding="StarMath 5.0">Р_{саi} = {26907232*10} over {100} = 2690723 руб</annotation>
  </semantics>
</math>
</file>

<file path=Object 25/content.xml><?xml version="1.0" encoding="utf-8"?>
<math xmlns="http://www.w3.org/1998/Math/MathML">
  <semantics>
    <mrow>
      <mrow>
        <mrow>
          <msub>
            <mi>С</mi>
            <mi mathvariant="italic">пi</mi>
          </msub>
          <mi mathvariant="normal">=</mi>
          <mrow>
            <mn>26907232</mn>
            <mo stretchy="false">+</mo>
            <mn>2690723</mn>
          </mrow>
        </mrow>
        <mi mathvariant="normal">=</mi>
        <mn>29597955</mn>
      </mrow>
      <mi mathvariant="italic">руб</mi>
    </mrow>
    <annotation encoding="StarMath 5.0">С_{пi} = 26907232 + 2690723 = 29597955 руб</annotation>
  </semantics>
</math>
</file>

<file path=Object 26/content.xml><?xml version="1.0" encoding="utf-8"?>
<math xmlns="http://www.w3.org/1998/Math/MathML">
  <semantics>
    <mrow>
      <mrow>
        <mrow>
          <msub>
            <mi>П</mi>
            <mi mathvariant="italic">псi</mi>
          </msub>
          <mi mathvariant="normal">=</mi>
          <mfrac>
            <mrow>
              <mn>29597955</mn>
              <mi mathvariant="normal">∗</mi>
              <mn>30</mn>
            </mrow>
            <mn>100</mn>
          </mfrac>
        </mrow>
        <mi mathvariant="normal">=</mi>
        <mn>8879386</mn>
      </mrow>
      <mi mathvariant="italic">руб</mi>
    </mrow>
    <annotation encoding="StarMath 5.0">П_{псi} = {29597955*30} over {100} = 8879386 руб</annotation>
  </semantics>
</math>
</file>

<file path=Object 27/content.xml><?xml version="1.0" encoding="utf-8"?>
<math xmlns="http://www.w3.org/1998/Math/MathML">
  <semantics>
    <mrow>
      <mi/>
      <mrow>
        <mrow>
          <msub>
            <mi>Ц</mi>
            <mi mathvariant="italic">пi</mi>
          </msub>
          <mi mathvariant="normal">=</mi>
          <mrow>
            <mn>29597955</mn>
            <mo stretchy="false">+</mo>
            <mn>8879386</mn>
          </mrow>
        </mrow>
        <mi mathvariant="normal">=</mi>
        <mn>38477341</mn>
      </mrow>
      <mi mathvariant="italic">тыс.</mi>
      <mi mathvariant="italic">руб.</mi>
    </mrow>
    <annotation encoding="StarMath 5.0">`Ц_{пi} = 29597955 + 8879386 = 38477341 тыс. руб.</annotation>
  </semantics>
</math>
</file>

<file path=Object 28/content.xml><?xml version="1.0" encoding="utf-8"?>
<math xmlns="http://www.w3.org/1998/Math/MathML">
  <semantics>
    <mrow>
      <msub>
        <mi mathvariant="italic">НДС</mi>
        <mi>i</mi>
      </msub>
      <mi mathvariant="normal">=</mi>
      <mfrac>
        <mrow>
          <msub>
            <mi>Ц</mi>
            <mi mathvariant="italic">пi</mi>
          </msub>
          <mi mathvariant="normal">∗</mi>
          <msub>
            <mi>Н</mi>
            <mi mathvariant="italic">дс</mi>
          </msub>
        </mrow>
        <mn>100</mn>
      </mfrac>
    </mrow>
    <annotation encoding="StarMath 5.0">НДС_{i} = {Ц_{пi}*Н_{дс}} over {100}</annotation>
  </semantics>
</math>
</file>

<file path=Object 29/content.xml><?xml version="1.0" encoding="utf-8"?>
<math xmlns="http://www.w3.org/1998/Math/MathML">
  <semantics>
    <mrow>
      <mrow>
        <msub>
          <mi>Н</mi>
          <mi mathvariant="italic">дс</mi>
        </msub>
        <mi mathvariant="normal">=</mi>
        <mn>20</mn>
      </mrow>
      <mtext/>
    </mrow>
    <annotation encoding="StarMath 5.0">Н_{дс} = 20 %</annotation>
  </semantics>
</math>
</file>

<file path=Object 30/content.xml><?xml version="1.0" encoding="utf-8"?>
<math xmlns="http://www.w3.org/1998/Math/MathML">
  <semantics>
    <mrow>
      <mrow>
        <mrow>
          <msub>
            <mi mathvariant="italic">НДС</mi>
            <mi>i</mi>
          </msub>
          <mi mathvariant="normal">=</mi>
          <mfrac>
            <mrow>
              <mn>38477341</mn>
              <mi mathvariant="normal">∗</mi>
              <mn>20</mn>
            </mrow>
            <mn>100</mn>
          </mfrac>
        </mrow>
        <mi mathvariant="normal">=</mi>
        <mn>6925.921</mn>
      </mrow>
      <mi mathvariant="italic">тыс.</mi>
      <mi mathvariant="italic">руб.</mi>
    </mrow>
    <annotation encoding="StarMath 5.0">НДС_{i} = {38477341*20} over {100} = 6925.921 тыс. руб.</annotation>
  </semantics>
</math>
</file>

<file path=Object 31/content.xml><?xml version="1.0" encoding="utf-8"?>
<math xmlns="http://www.w3.org/1998/Math/MathML">
  <semantics>
    <mrow>
      <msub>
        <mi>Ц</mi>
        <mi>о</mi>
      </msub>
      <mi mathvariant="normal">=</mi>
      <mrow>
        <msub>
          <mi>Ц</mi>
          <mi mathvariant="italic">пi</mi>
        </msub>
        <mo stretchy="false">+</mo>
        <msub>
          <mi mathvariant="italic">НДС</mi>
          <mi>i</mi>
        </msub>
      </mrow>
    </mrow>
    <annotation encoding="StarMath 5.0">Ц_{о} = Ц_{пi} + НДС_{i}</annotation>
  </semantics>
</math>
</file>

<file path=Object 32/content.xml><?xml version="1.0" encoding="utf-8"?>
<math xmlns="http://www.w3.org/1998/Math/MathML">
  <semantics>
    <mrow>
      <mrow>
        <mrow>
          <msub>
            <mi>Ц</mi>
            <mi>о</mi>
          </msub>
          <mi mathvariant="normal">=</mi>
          <mrow>
            <mn>38477341</mn>
            <mo stretchy="false">+</mo>
            <mn>6925921</mn>
          </mrow>
        </mrow>
        <mi mathvariant="normal">=</mi>
        <mn>45403262</mn>
      </mrow>
      <mi mathvariant="italic">руб.</mi>
    </mrow>
    <annotation encoding="StarMath 5.0">Ц_{о} = 38477341 + 6925921  = 45403262 руб.</annotation>
  </semantics>
</math>
</file>

<file path=Object 33/content.xml><?xml version="1.0" encoding="utf-8"?>
<math xmlns="http://www.w3.org/1998/Math/MathML">
  <semantics>
    <mrow>
      <msub>
        <mi>П</mi>
        <mi>ч</mi>
      </msub>
      <mi mathvariant="normal">=</mi>
      <mrow>
        <msub>
          <mi>П</mi>
          <mi mathvariant="italic">сп</mi>
        </msub>
        <mi mathvariant="normal">−</mi>
        <mfrac>
          <mrow>
            <msub>
              <mi>П</mi>
              <mi mathvariant="italic">пс</mi>
            </msub>
            <mi mathvariant="normal">∗</mi>
            <msub>
              <mi>Н</mi>
              <mi mathvariant="italic">нп</mi>
            </msub>
          </mrow>
          <mn>100</mn>
        </mfrac>
      </mrow>
    </mrow>
    <annotation encoding="StarMath 5.0">П_{ч} = П_{сп} - {П_{пс}*Н_{нп}} over {100}</annotation>
  </semantics>
</math>
</file>

<file path=Object 34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8879386</mn>
            <mi mathvariant="normal">−</mi>
            <mfrac>
              <mrow>
                <mn>8879386</mn>
                <mi mathvariant="normal">∗</mi>
                <mn>24</mn>
              </mrow>
              <mn>100</mn>
            </mfrac>
          </mrow>
        </mrow>
        <mi mathvariant="normal">=</mi>
        <mn>6748.333</mn>
      </mrow>
      <mi mathvariant="italic">тыс.</mi>
      <mi mathvariant="italic">руб.</mi>
    </mrow>
    <annotation encoding="StarMath 5.0">П_{ч} = 8879386 - {8879386*24} over {100} = 6748.333 тыс. руб.</annotation>
  </semantics>
</math>
</file>

<file path=Object 35/content.xml><?xml version="1.0" encoding="utf-8"?>
<math xmlns="http://www.w3.org/1998/Math/MathML">
  <semantics>
    <mrow>
      <msub>
        <mi>C</mi>
        <mi>з</mi>
      </msub>
      <mi mathvariant="normal">=</mi>
      <mrow>
        <msub>
          <mi>C</mi>
          <mi mathvariant="italic">зе</mi>
        </msub>
        <mi mathvariant="normal">∗</mi>
        <msub>
          <mi>A</mi>
          <mn>2</mn>
        </msub>
      </mrow>
    </mrow>
    <annotation encoding="StarMath 5.0">C_{з} = C_{зе} * A_{2}</annotation>
  </semantics>
</math>
</file>

<file path=Object 36/content.xml><?xml version="1.0" encoding="utf-8"?>
<math xmlns="http://www.w3.org/1998/Math/MathML">
  <semantics>
    <mrow>
      <mrow>
        <msub>
          <mi>C</mi>
          <mi mathvariant="italic">зе</mi>
        </msub>
        <mi mathvariant="normal">=</mi>
        <mrow>
          <mfrac>
            <mrow>
              <msub>
                <mi>З</mi>
                <mi mathvariant="italic">см</mi>
              </msub>
              <mi mathvariant="normal">∗</mi>
              <mrow>
                <mo stretchy="false">(</mo>
                <mrow>
                  <msub>
                    <mi>T</mi>
                    <mi mathvariant="italic">с1</mi>
                  </msub>
                  <mi mathvariant="normal">−</mi>
                  <msub>
                    <mi>Т</mi>
                    <mi mathvariant="italic">с2</mi>
                  </msub>
                </mrow>
                <mo stretchy="false">)</mo>
              </mrow>
            </mrow>
            <mrow>
              <msub>
                <mi>Д</mi>
                <mi>р</mi>
              </msub>
              <mi mathvariant="normal">∗</mi>
              <msub>
                <mi>T</mi>
                <mi>ч</mi>
              </msub>
            </mrow>
          </mfrac>
          <mi mathvariant="normal">∗</mi>
          <mi>n</mi>
        </mrow>
      </mrow>
      <mi>,</mi>
    </mrow>
    <annotation encoding="StarMath 5.0">C_{зе} = {З_{см}*(T_{с1}-Т_{с2})} over {Д_{р}*T_{ч}} * n ,</annotation>
  </semantics>
</math>
</file>

<file path=Object 37/content.xml><?xml version="1.0" encoding="utf-8"?>
<math xmlns="http://www.w3.org/1998/Math/MathML">
  <semantics>
    <mrow>
      <mrow>
        <mrow>
          <msub>
            <mi>C</mi>
            <mi mathvariant="italic">зе</mi>
          </msub>
          <mi mathvariant="normal">=</mi>
          <mrow>
            <mfrac>
              <mrow>
                <mn>700000</mn>
                <mi mathvariant="normal">∗</mi>
                <mrow>
                  <mo stretchy="false">(</mo>
                  <mrow>
                    <mn>5</mn>
                    <mi mathvariant="normal">−</mi>
                    <mn>0.5</mn>
                  </mrow>
                  <mo stretchy="false">)</mo>
                </mrow>
              </mrow>
              <mrow>
                <mn>8</mn>
                <mi mathvariant="normal">∗</mi>
                <mn>22</mn>
              </mrow>
            </mfrac>
            <mi mathvariant="normal">∗</mi>
            <mn>5</mn>
          </mrow>
        </mrow>
        <mi mathvariant="normal">=</mi>
        <mn>20455</mn>
      </mrow>
      <mi mathvariant="italic">руб</mi>
      <mi>,</mi>
    </mrow>
    <annotation encoding="StarMath 5.0">C_{зе} = {700000*(5-0.5)} over {8*22} * 5 = 20455 руб,</annotation>
  </semantics>
</math>
</file>

<file path=Object 38/content.xml><?xml version="1.0" encoding="utf-8"?>
<math xmlns="http://www.w3.org/1998/Math/MathML">
  <semantics>
    <mrow>
      <msub>
        <mi>A</mi>
        <mn>2</mn>
      </msub>
      <mi mathvariant="normal">=</mi>
      <mrow>
        <msub>
          <mi>A</mi>
          <mn>0</mn>
        </msub>
        <mi mathvariant="normal">∗</mi>
        <msub>
          <mi>З</mi>
          <mi mathvariant="italic">т2</mi>
        </msub>
      </mrow>
    </mrow>
    <annotation encoding="StarMath 5.0">A_{2} = A_{0} * З_{т2}</annotation>
  </semantics>
</math>
</file>

<file path=Object 39/content.xml><?xml version="1.0" encoding="utf-8"?>
<math xmlns="http://www.w3.org/1998/Math/MathML">
  <semantics>
    <mrow>
      <mrow>
        <msub>
          <mi>A</mi>
          <mn>2</mn>
        </msub>
        <mi mathvariant="normal">=</mi>
        <mrow>
          <mn>360</mn>
          <mi mathvariant="normal">∗</mi>
          <mn>1</mn>
        </mrow>
      </mrow>
      <mi mathvariant="normal">=</mi>
      <mn>360</mn>
    </mrow>
    <annotation encoding="StarMath 5.0">A_{2} = 360*1 = 360</annotation>
  </semantics>
</math>
</file>

<file path=Object 4/content.xml><?xml version="1.0" encoding="utf-8"?>
<math xmlns="http://www.w3.org/1998/Math/MathML">
  <semantics>
    <mrow>
      <mrow>
        <mrow>
          <msub>
            <mi>З</mi>
            <mi>Д</mi>
          </msub>
          <mi mathvariant="normal">=</mi>
          <mfrac>
            <mrow>
              <mn>9752371</mn>
              <mi mathvariant="normal">∗</mi>
              <mn>20</mn>
            </mrow>
            <mn>100</mn>
          </mfrac>
        </mrow>
        <mi mathvariant="normal">=</mi>
        <mn>1950474</mn>
      </mrow>
      <mi mathvariant="italic">руб</mi>
    </mrow>
    <annotation encoding="StarMath 5.0">З_{Д} = {9752371*20} over {100} = 1950474 руб</annotation>
  </semantics>
</math>
</file>

<file path=Object 40/content.xml><?xml version="1.0" encoding="utf-8"?>
<math xmlns="http://www.w3.org/1998/Math/MathML">
  <semantics>
    <mrow>
      <mrow>
        <mrow>
          <msub>
            <mi>С</mi>
            <mi>з</mi>
          </msub>
          <mi mathvariant="normal">=</mi>
          <mrow>
            <mn>89488</mn>
            <mi mathvariant="normal">∗</mi>
            <mn>360</mn>
          </mrow>
        </mrow>
        <mi mathvariant="normal">=</mi>
        <mn>32</mn>
      </mrow>
      <mn>215</mn>
      <mn>680</mn>
      <mi mathvariant="italic">руб</mi>
    </mrow>
    <annotation encoding="StarMath 5.0">С_{з} = 89488 * 360 = 32 215 680 руб</annotation>
  </semantics>
</math>
</file>

<file path=Object 42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32215680</mn>
            <mi mathvariant="normal">∗</mi>
            <mrow>
              <mo stretchy="false">(</mo>
              <mrow>
                <mn>1</mn>
                <mi mathvariant="normal">−</mi>
                <mrow>
                  <mn>24</mn>
                  <mi mathvariant="normal">/</mi>
                  <mn>100</mn>
                </mrow>
              </mrow>
              <mo stretchy="false">)</mo>
            </mrow>
          </mrow>
        </mrow>
        <mi mathvariant="normal">=</mi>
        <mn>24</mn>
      </mrow>
      <mn>483</mn>
      <mn>916</mn>
      <mi mathvariant="italic">руб</mi>
    </mrow>
    <annotation encoding="StarMath 5.0">П_{ч} = 32215680 * (1 - 24/100) = 24 483 916 руб</annotation>
  </semantics>
</math>
</file>

<file path=Object 46/content.xml><?xml version="1.0" encoding="utf-8"?>
<math xmlns="http://www.w3.org/1998/Math/MathML">
  <semantics>
    <mrow>
      <mrow>
        <mrow>
          <msub>
            <mi>К</mi>
            <mi mathvariant="italic">ос</mi>
          </msub>
          <mi mathvariant="normal">=</mi>
          <mrow>
            <mrow>
              <mrow>
                <mrow>
                  <mn>700000</mn>
                  <mi mathvariant="normal">∗</mi>
                  <mn>0.5</mn>
                </mrow>
                <mi mathvariant="normal">∗</mi>
                <mn>1</mn>
              </mrow>
              <mi mathvariant="normal">∗</mi>
              <mn>1</mn>
            </mrow>
            <mo stretchy="false">+</mo>
            <mrow>
              <mn>2500</mn>
              <mi mathvariant="normal">∗</mi>
              <mn>8</mn>
            </mrow>
          </mrow>
        </mrow>
        <mi mathvariant="normal">=</mi>
        <mn>370000.0</mn>
      </mrow>
      <mi mathvariant="italic">руб</mi>
    </mrow>
    <annotation encoding="StarMath 5.0">К_{ос} = 700000*0.5*1*1+2500*8 = 370000.0 руб</annotation>
  </semantics>
</math>
</file>

<file path=Object 47/content.xml><?xml version="1.0" encoding="utf-8"?>
<math xmlns="http://www.w3.org/1998/Math/MathML">
  <semantics>
    <mrow>
      <mrow>
        <mrow>
          <msub>
            <mi>К</mi>
            <mi>о</mi>
          </msub>
          <mi mathvariant="normal">=</mi>
          <mrow>
            <mn>370000</mn>
            <mo stretchy="false">+</mo>
            <mn>45403262</mn>
          </mrow>
        </mrow>
        <mi mathvariant="normal">=</mi>
        <mn>45</mn>
      </mrow>
      <mn>773</mn>
      <mn>262</mn>
      <mi mathvariant="italic">руб</mi>
    </mrow>
    <annotation encoding="StarMath 5.0">К_{о} = 370000 + 45403262 = 45 773 262 руб</annotation>
  </semantics>
</math>
</file>

<file path=Object 48/content.xml><?xml version="1.0" encoding="utf-8"?>
<math xmlns="http://www.w3.org/1998/Math/MathML">
  <semantics>
    <mo stretchy="false">α</mo>
    <annotation encoding="StarMath 5.0">%alpha</annotation>
  </semantics>
</math>
</file>

<file path=Object 55/content.xml><?xml version="1.0" encoding="utf-8"?>
<math xmlns="http://www.w3.org/1998/Math/MathML">
  <semantics>
    <mrow>
      <mrow>
        <mrow>
          <msub>
            <mi>П</mi>
            <mi mathvariant="italic">чср</mi>
          </msub>
          <mi mathvariant="normal">=</mi>
          <mrow>
            <mrow>
              <mo stretchy="false">(</mo>
              <mrow>
                <mrow>
                  <mn>0</mn>
                  <mo stretchy="false">+</mo>
                  <mn>24</mn>
                </mrow>
                <mn>483</mn>
                <mrow>
                  <mn>916</mn>
                  <mo stretchy="false">+</mo>
                  <mn>24</mn>
                </mrow>
                <mn>483</mn>
                <mrow>
                  <mn>916</mn>
                  <mo stretchy="false">+</mo>
                  <mn>24</mn>
                </mrow>
                <mn>483</mn>
                <mn>916</mn>
              </mrow>
              <mo stretchy="false">)</mo>
            </mrow>
            <mi mathvariant="normal">/</mi>
            <mn>4</mn>
          </mrow>
        </mrow>
        <mi mathvariant="normal">=</mi>
        <mn>18</mn>
      </mrow>
      <mn>362</mn>
      <mn>937</mn>
      <mi mathvariant="italic">руб</mi>
    </mrow>
    <annotation encoding="StarMath 5.0">П_{чср} = (0 + 24 483 916 + 24 483 916 + 24 483 916)/4 = 18 362 937 руб</annotation>
  </semantics>
</math>
</file>

<file path=Object 56/content.xml><?xml version="1.0" encoding="utf-8"?>
<math xmlns="http://www.w3.org/1998/Math/MathML">
  <semantics>
    <mrow>
      <mrow>
        <mrow>
          <msub>
            <mi>Р</mi>
            <mi>и</mi>
          </msub>
          <mi mathvariant="normal">=</mi>
          <mrow>
            <mn>18362937</mn>
            <mi mathvariant="normal">/</mi>
            <mn>45403262</mn>
          </mrow>
        </mrow>
        <mi mathvariant="normal">=</mi>
        <mn>40</mn>
      </mrow>
      <mtext/>
    </mrow>
    <annotation encoding="StarMath 5.0">Р_{и} = 18362937/45403262 = 40 %</annotation>
  </semantics>
</math>
</file>

<file path=Object 57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1</mn>
          </mrow>
        </msup>
      </mrow>
      <mi mathvariant="normal">=</mi>
      <mn>1</mn>
    </mrow>
    <annotation encoding="StarMath 5.0">%alpha_{1} = (1+0,2)^{1-1} = 1</annotation>
  </semantics>
</math>
</file>

<file path=Object 58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2</mn>
          </mrow>
        </msup>
      </mrow>
      <mi mathvariant="normal">=</mi>
      <mn>0,83</mn>
    </mrow>
    <annotation encoding="StarMath 5.0">%alpha_{1} = (1+0,2)^{1-2} = 0,83</annotation>
  </semantics>
</math>
</file>

<file path=Object 59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3</mn>
          </mrow>
        </msup>
      </mrow>
      <mi mathvariant="normal">=</mi>
      <mn>0,69</mn>
    </mrow>
    <annotation encoding="StarMath 5.0">%alpha_{1} = (1+0,2)^{1-3} = 0,69</annotation>
  </semantics>
</math>
</file>

<file path=Object 6/content.xml><?xml version="1.0" encoding="utf-8"?>
<math xmlns="http://www.w3.org/1998/Math/MathML">
  <semantics>
    <mrow>
      <mrow>
        <mrow>
          <msub>
            <mi>З</mi>
            <mi mathvariant="italic">СЗ</mi>
          </msub>
          <mi mathvariant="normal">=</mi>
          <mfrac>
            <mrow>
              <mrow>
                <mo stretchy="false">(</mo>
                <mrow>
                  <mn>9752371</mn>
                  <mo stretchy="false">+</mo>
                  <mn>1950474</mn>
                </mrow>
                <mo stretchy="false">)</mo>
              </mrow>
              <mi mathvariant="normal">∗</mi>
              <mn>30</mn>
            </mrow>
            <mn>100</mn>
          </mfrac>
        </mrow>
        <mi mathvariant="normal">=</mi>
        <mn>3510853</mn>
      </mrow>
      <mi mathvariant="italic">руб</mi>
    </mrow>
    <annotation encoding="StarMath 5.0">З_{СЗ} = {(9752371+1950474)*30} over {100} = 3510853 руб</annotation>
  </semantics>
</math>
</file>

<file path=Object 60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4</mn>
          </mrow>
        </msup>
      </mrow>
      <mi mathvariant="normal">=</mi>
      <mn>0,58</mn>
    </mrow>
    <annotation encoding="StarMath 5.0">%alpha_{1} = (1+0,2)^{1-4} = 0,58</annotation>
  </semantics>
</math>
</file>

<file path=Object 8/content.xml><?xml version="1.0" encoding="utf-8"?>
<math xmlns="http://www.w3.org/1998/Math/MathML">
  <semantics>
    <mrow>
      <mrow>
        <mrow>
          <msub>
            <mi>Н</mi>
            <mi mathvariant="italic">соц</mi>
          </msub>
          <mi mathvariant="normal">=</mi>
          <mfrac>
            <mrow>
              <mrow>
                <mo stretchy="false">(</mo>
                <mrow>
                  <mn>9752371</mn>
                  <mo stretchy="false">+</mo>
                  <mn>1950474</mn>
                </mrow>
                <mo stretchy="false">)</mo>
              </mrow>
              <mi mathvariant="normal">∗</mi>
              <mn>35</mn>
            </mrow>
            <mn>100</mn>
          </mfrac>
        </mrow>
        <mi mathvariant="normal">=</mi>
        <mn>4095995</mn>
      </mrow>
      <mi mathvariant="italic">руб</mi>
    </mrow>
    <annotation encoding="StarMath 5.0">Н_{соц} = {(9752371+1950474)*35} over {100} = 4095995 руб</annotation>
  </semantics>
</math>
</file>

<file path=Object 9/content.xml><?xml version="1.0" encoding="utf-8"?>
<math xmlns="http://www.w3.org/1998/Math/MathML">
  <semantics>
    <mrow>
      <mrow>
        <msub>
          <mi>Р</mi>
          <mi>c</mi>
        </msub>
        <mi mathvariant="normal">=</mi>
        <mn>0</mn>
      </mrow>
      <mi mathvariant="italic">руб</mi>
    </mrow>
    <annotation encoding="StarMath 5.0">Р_{c} = 0 руб</annotation>
  </semantics>
</math>
</file>